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23.21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176.7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4" style:family="table" style:master-page-name="PageStyle_5f_Input.01">
      <style:table-properties table:display="true" style:writing-mode="lr-tb"/>
    </style:style>
    <style:style style:name="ta5" style:family="table" style:master-page-name="PageStyle_5f_Input.02">
      <style:table-properties table:display="true" style:writing-mode="lr-tb"/>
    </style:style>
    <style:style style:name="ta6" style:family="table" style:master-page-name="PageStyle_5f_Input.03">
      <style:table-properties table:display="true" style:writing-mode="lr-tb"/>
    </style:style>
    <style:style style:name="ta7" style:family="table" style:master-page-name="PageStyle_5f_Input.04">
      <style:table-properties table:display="true" style:writing-mode="lr-tb"/>
    </style:style>
    <style:style style:name="ta8" style:family="table" style:master-page-name="PageStyle_5f_Input.05">
      <style:table-properties table:display="true" style:writing-mode="lr-tb"/>
    </style:style>
    <style:style style:name="ta9" style:family="table" style:master-page-name="PageStyle_5f_Input.07">
      <style:table-properties table:display="true" style:writing-mode="lr-tb"/>
    </style:style>
    <style:style style:name="ta10" style:family="table" style:master-page-name="PageStyle_5f_Input.06">
      <style:table-properties table:display="true" style:writing-mode="lr-tb"/>
    </style:style>
    <style:style style:name="ta11" style:family="table" style:master-page-name="PageStyle_5f_Input.08">
      <style:table-properties table:display="true" style:writing-mode="lr-tb"/>
    </style:style>
    <style:style style:name="ta12" style:family="table" style:master-page-name="PageStyle_5f_Input">
      <style:table-properties table:display="true" style:writing-mode="lr-tb"/>
    </style:style>
    <style:style style:name="ta13" style:family="table" style:master-page-name="PageStyle_5f_Output">
      <style:table-properties table:display="true" style:writing-mode="lr-tb"/>
    </style:style>
    <style:style style:name="ta14" style:family="table" style:master-page-name="PageStyle_5f_Solve">
      <style:table-properties table:display="true" style:writing-mode="lr-tb"/>
    </style:style>
    <style:style style:name="ta15" style:family="table" style:master-page-name="PageStyle_5f_Input.09">
      <style:table-properties table:display="true" style:writing-mode="lr-tb"/>
    </style:style>
    <style:style style:name="ta16" style:family="table" style:master-page-name="PageStyle_5f_Input.10">
      <style:table-properties table:display="true" style:writing-mode="lr-tb"/>
    </style:style>
    <style:style style:name="ta17" style:family="table" style:master-page-name="PageStyle_5f_Answer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6pt solid #000000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nput" table:style-name="ta12">
        <office:forms form:automatic-focus="false" form:apply-design-mode="false"/>
        <table:table-column table:style-name="co3" table:default-cell-style-name="ce2"/>
        <table:table-column table:style-name="co2" table:number-columns-repeated="4" table:default-cell-style-name="Default"/>
        <table:table-column table:style-name="co4" table:default-cell-style-name="ce2"/>
        <table:table-column table:style-name="co2" table:number-columns-repeated="1018" table:default-cell-style-name="Default"/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 office:value-type="float" office:value="3" calcext:value-type="float">
            <text:p>3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5" calcext:value-type="float">
            <text:p>5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1" calcext:value-type="float">
            <text:p>1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test_num=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 office:value-type="float" office:value="1" calcext:value-type="float">
            <text:p>1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1" calcext:value-type="float">
            <text:p>1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2" calcext:value-type="float">
            <text:p>2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 office:value-type="float" office:value="2" calcext:value-type="float">
            <text:p>2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2" calcext:value-type="float">
            <text:p>2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3" calcext:value-type="float">
            <text:p>3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 office:value-type="float" office:value="3" calcext:value-type="float">
            <text:p>3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3" calcext:value-type="float">
            <text:p>3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3" calcext:value-type="float">
            <text:p>3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 office:value-type="float" office:value="4" calcext:value-type="float">
            <text:p>4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1" calcext:value-type="float">
            <text:p>1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1" calcext:value-type="float">
            <text:p>1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 office:value-type="float" office:value="10" calcext:value-type="float">
            <text:p>10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1" calcext:value-type="float">
            <text:p>1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 office:value-type="float" office:value="3" calcext:value-type="float">
            <text:p>3</text:p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>
          <table:table-cell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style-name="ce2" table:formula="of:=IF(ISBLANK(INDIRECT(ADDRESS(ROW();COLUMN();1;TRUE();&quot;Input.&quot;&amp;TEXT([.$G$1];&quot;00&quot;))));&quot;&quot;;INDIRECT(ADDRESS(ROW();COLUMN();1;TRUE();&quot;Input.&quot;&amp;TEXT([.$G$1];&quot;00&quot;))))">
            <text:p/>
          </table:table-cell>
          <table:table-cell table:number-columns-repeated="1020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put" table:style-name="ta1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ve" table:style-name="ta14">
        <office:forms form:automatic-focus="false" form:apply-design-mode="false"/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.01" table:style-name="ta4">
        <table:table-column table:style-name="co2" table:number-columns-repeated="1024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.02" table:style-name="ta5">
        <table:table-column table:style-name="co2" table:number-columns-repeated="1024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.03" table:style-name="ta6">
        <table:table-column table:style-name="co2" table:number-columns-repeated="1024" table:default-cell-style-name="Default"/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.04" table:style-name="ta7">
        <table:table-column table:style-name="co2" table:number-columns-repeated="1024" table:default-cell-style-name="Default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.05" table:style-name="ta8">
        <table:table-column table:style-name="co2" table:number-columns-repeated="1024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.07" table:style-name="ta9">
        <table:table-column table:style-name="co2" table:number-columns-repeated="1024" table:default-cell-style-name="Default"/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.06" table:style-name="ta10">
        <table:table-column table:style-name="co2" table:number-columns-repeated="1024" table:default-cell-style-name="Default"/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.08" table:style-name="ta11">
        <table:table-column table:style-name="co2" table:number-columns-repeated="1024" table:default-cell-style-name="Default"/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.09" table:style-name="ta15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.10" table:style-name="ta16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55" calcext:value-type="float">
            <text:p>955</text:p>
          </table:table-cell>
          <table:table-cell office:value-type="float" office:value="123" calcext:value-type="float">
            <text:p>123</text:p>
          </table:table-cell>
          <table:table-cell office:value-type="float" office:value="345" calcext:value-type="float">
            <text:p>3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18" calcext:value-type="float">
            <text:p>61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83" calcext:value-type="float">
            <text:p>48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466" calcext:value-type="float">
            <text:p>46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86" calcext:value-type="float">
            <text:p>586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7" calcext:value-type="float">
            <text:p>387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440" calcext:value-type="float">
            <text:p>44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office:value-type="float" office:value="483" calcext:value-type="float">
            <text:p>483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89" calcext:value-type="float">
            <text:p>38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28" calcext:value-type="float">
            <text:p>328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3" calcext:value-type="float">
            <text:p>353</text:p>
          </table:table-cell>
          <table:table-cell office:value-type="float" office:value="598" calcext:value-type="float">
            <text:p>59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1" calcext:value-type="float">
            <text:p>301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389" calcext:value-type="float">
            <text:p>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0" calcext:value-type="float">
            <text:p>360</text:p>
          </table:table-cell>
          <table:table-cell office:value-type="float" office:value="685" calcext:value-type="float">
            <text:p>68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8" calcext:value-type="float">
            <text:p>318</text:p>
          </table:table-cell>
          <table:table-cell office:value-type="float" office:value="544" calcext:value-type="float">
            <text:p>544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3" calcext:value-type="float">
            <text:p>243</text:p>
          </table:table-cell>
          <table:table-cell office:value-type="float" office:value="691" calcext:value-type="float">
            <text:p>691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664" calcext:value-type="float">
            <text:p>66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3" calcext:value-type="float">
            <text:p>343</text:p>
          </table:table-cell>
          <table:table-cell office:value-type="float" office:value="635" calcext:value-type="float">
            <text:p>635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617" calcext:value-type="float">
            <text:p>61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32" calcext:value-type="float">
            <text:p>632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519" calcext:value-type="float">
            <text:p>519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586" calcext:value-type="float">
            <text:p>586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2" calcext:value-type="float">
            <text:p>302</text:p>
          </table:table-cell>
          <table:table-cell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667" calcext:value-type="float">
            <text:p>66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2" calcext:value-type="float">
            <text:p>342</text:p>
          </table:table-cell>
          <table:table-cell office:value-type="float" office:value="627" calcext:value-type="float">
            <text:p>627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6" calcext:value-type="float">
            <text:p>256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0" calcext:value-type="float">
            <text:p>300</text:p>
          </table:table-cell>
          <table:table-cell office:value-type="float" office:value="614" calcext:value-type="float">
            <text:p>61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594" calcext:value-type="float">
            <text:p>594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4" calcext:value-type="float">
            <text:p>464</text:p>
          </table:table-cell>
          <table:table-cell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406" calcext:value-type="float">
            <text:p>406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office:value-type="float" office:value="507" calcext:value-type="float">
            <text:p>50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5" calcext:value-type="float">
            <text:p>345</text:p>
          </table:table-cell>
          <table:table-cell office:value-type="float" office:value="666" calcext:value-type="float">
            <text:p>666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6" calcext:value-type="float">
            <text:p>376</text:p>
          </table:table-cell>
          <table:table-cell office:value-type="float" office:value="624" calcext:value-type="float">
            <text:p>624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5" calcext:value-type="float">
            <text:p>215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2" calcext:value-type="float">
            <text:p>402</text:p>
          </table:table-cell>
          <table:table-cell office:value-type="float" office:value="676" calcext:value-type="float">
            <text:p>67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626" calcext:value-type="float">
            <text:p>626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586" calcext:value-type="float">
            <text:p>58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421" calcext:value-type="float">
            <text:p>421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6" calcext:value-type="float">
            <text:p>236</text:p>
          </table:table-cell>
          <table:table-cell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8" calcext:value-type="float">
            <text:p>278</text:p>
          </table:table-cell>
          <table:table-cell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  <table:table-cell office:value-type="float" office:value="529" calcext:value-type="float">
            <text:p>529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376" calcext:value-type="float">
            <text:p>376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608" calcext:value-type="float">
            <text:p>60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81" calcext:value-type="float">
            <text:p>381</text:p>
          </table:table-cell>
          <table:table-cell office:value-type="float" office:value="646" calcext:value-type="float">
            <text:p>646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558" calcext:value-type="float">
            <text:p>558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8" calcext:value-type="float">
            <text:p>108</text:p>
          </table:table-cell>
          <table:table-cell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8" calcext:value-type="float">
            <text:p>138</text:p>
          </table:table-cell>
          <table:table-cell office:value-type="float" office:value="699" calcext:value-type="float">
            <text:p>699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3" calcext:value-type="float">
            <text:p>153</text:p>
          </table:table-cell>
          <table:table-cell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  <table:table-cell office:value-type="float" office:value="532" calcext:value-type="float">
            <text:p>532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5" calcext:value-type="float">
            <text:p>155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" calcext:value-type="float">
            <text:p>99</text:p>
          </table:table-cell>
          <table:table-cell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5" calcext:value-type="float">
            <text:p>265</text:p>
          </table:table-cell>
          <table:table-cell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0" calcext:value-type="float">
            <text:p>160</text:p>
          </table:table-cell>
          <table:table-cell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9" calcext:value-type="float">
            <text:p>139</text:p>
          </table:table-cell>
          <table:table-cell office:value-type="float" office:value="529" calcext:value-type="float">
            <text:p>529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5" calcext:value-type="float">
            <text:p>165</text:p>
          </table:table-cell>
          <table:table-cell office:value-type="float" office:value="564" calcext:value-type="float">
            <text:p>564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663" calcext:value-type="float">
            <text:p>66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office:value-type="float" office:value="614" calcext:value-type="float">
            <text:p>614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6" calcext:value-type="float">
            <text:p>276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float" office:value="651" calcext:value-type="float">
            <text:p>651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5" calcext:value-type="float">
            <text:p>345</text:p>
          </table:table-cell>
          <table:table-cell office:value-type="float" office:value="568" calcext:value-type="float">
            <text:p>568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0" calcext:value-type="float">
            <text:p>70</text:p>
          </table:table-cell>
          <table:table-cell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1" calcext:value-type="float">
            <text:p>141</text:p>
          </table:table-cell>
          <table:table-cell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5" calcext:value-type="float">
            <text:p>105</text:p>
          </table:table-cell>
          <table:table-cell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1" calcext:value-type="float">
            <text:p>131</text:p>
          </table:table-cell>
          <table:table-cell office:value-type="float" office:value="532" calcext:value-type="float">
            <text:p>532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572" calcext:value-type="float">
            <text:p>572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  <table:table-cell office:value-type="float" office:value="577" calcext:value-type="float">
            <text:p>577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  <table:table-cell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4" calcext:value-type="float">
            <text:p>234</text:p>
          </table:table-cell>
          <table:table-cell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9" calcext:value-type="float">
            <text:p>189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9" calcext:value-type="float">
            <text:p>209</text:p>
          </table:table-cell>
          <table:table-cell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7" calcext:value-type="float">
            <text:p>157</text:p>
          </table:table-cell>
          <table:table-cell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18" calcext:value-type="float">
            <text:p>318</text:p>
          </table:table-cell>
          <table:table-cell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2" calcext:value-type="float">
            <text:p>152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4" calcext:value-type="float">
            <text:p>384</text:p>
          </table:table-cell>
          <table:table-cell office:value-type="float" office:value="597" calcext:value-type="float">
            <text:p>597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6" calcext:value-type="float">
            <text:p>166</text:p>
          </table:table-cell>
          <table:table-cell office:value-type="float" office:value="626" calcext:value-type="float">
            <text:p>626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2" calcext:value-type="float">
            <text:p>92</text:p>
          </table:table-cell>
          <table:table-cell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4" calcext:value-type="float">
            <text:p>74</text:p>
          </table:table-cell>
          <table:table-cell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6" calcext:value-type="float">
            <text:p>156</text:p>
          </table:table-cell>
          <table:table-cell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1" calcext:value-type="float">
            <text:p>131</text:p>
          </table:table-cell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5" calcext:value-type="float">
            <text:p>255</text:p>
          </table:table-cell>
          <table:table-cell office:value-type="float" office:value="676" calcext:value-type="float">
            <text:p>676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6" calcext:value-type="float">
            <text:p>266</text:p>
          </table:table-cell>
          <table:table-cell office:value-type="float" office:value="695" calcext:value-type="float">
            <text:p>695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2" calcext:value-type="float">
            <text:p>172</text:p>
          </table:table-cell>
          <table:table-cell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532" calcext:value-type="float">
            <text:p>532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1" calcext:value-type="float">
            <text:p>301</text:p>
          </table:table-cell>
          <table:table-cell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67" calcext:value-type="float">
            <text:p>267</text:p>
          </table:table-cell>
          <table:table-cell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1" calcext:value-type="float">
            <text:p>271</text:p>
          </table:table-cell>
          <table:table-cell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3" calcext:value-type="float">
            <text:p>153</text:p>
          </table:table-cell>
          <table:table-cell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4" calcext:value-type="float">
            <text:p>104</text:p>
          </table:table-cell>
          <table:table-cell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8" calcext:value-type="float">
            <text:p>208</text:p>
          </table:table-cell>
          <table:table-cell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2" calcext:value-type="float">
            <text:p>242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2" calcext:value-type="float">
            <text:p>182</text:p>
          </table:table-cell>
          <table:table-cell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3" calcext:value-type="float">
            <text:p>153</text:p>
          </table:table-cell>
          <table:table-cell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" calcext:value-type="float">
            <text:p>111</text:p>
          </table:table-cell>
          <table:table-cell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5" calcext:value-type="float">
            <text:p>195</text:p>
          </table:table-cell>
          <table:table-cell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4" calcext:value-type="float">
            <text:p>114</text:p>
          </table:table-cell>
          <table:table-cell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87" calcext:value-type="float">
            <text:p>287</text:p>
          </table:table-cell>
          <table:table-cell office:value-type="float" office:value="579" calcext:value-type="float">
            <text:p>579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9" calcext:value-type="float">
            <text:p>79</text:p>
          </table:table-cell>
          <table:table-cell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2" calcext:value-type="float">
            <text:p>342</text:p>
          </table:table-cell>
          <table:table-cell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" calcext:value-type="float">
            <text:p>251</text:p>
          </table:table-cell>
          <table:table-cell office:value-type="float" office:value="497" calcext:value-type="float">
            <text:p>497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3" calcext:value-type="float">
            <text:p>453</text:p>
          </table:table-cell>
          <table:table-cell office:value-type="float" office:value="655" calcext:value-type="float">
            <text:p>655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8" calcext:value-type="float">
            <text:p>358</text:p>
          </table:table-cell>
          <table:table-cell office:value-type="float" office:value="601" calcext:value-type="float">
            <text:p>601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8" calcext:value-type="float">
            <text:p>178</text:p>
          </table:table-cell>
          <table:table-cell office:value-type="float" office:value="672" calcext:value-type="float">
            <text:p>672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1" calcext:value-type="float">
            <text:p>191</text:p>
          </table:table-cell>
          <table:table-cell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5" calcext:value-type="float">
            <text:p>85</text:p>
          </table:table-cell>
          <table:table-cell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8" calcext:value-type="float">
            <text:p>308</text:p>
          </table:table-cell>
          <table:table-cell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3" calcext:value-type="float">
            <text:p>103</text:p>
          </table:table-cell>
          <table:table-cell office:value-type="float" office:value="646" calcext:value-type="float">
            <text:p>646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9" calcext:value-type="float">
            <text:p>179</text:p>
          </table:table-cell>
          <table:table-cell office:value-type="float" office:value="569" calcext:value-type="float">
            <text:p>569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4" calcext:value-type="float">
            <text:p>74</text:p>
          </table:table-cell>
          <table:table-cell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7" calcext:value-type="float">
            <text:p>447</text:p>
          </table:table-cell>
          <table:table-cell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2" calcext:value-type="float">
            <text:p>62</text:p>
          </table:table-cell>
          <table:table-cell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3" calcext:value-type="float">
            <text:p>93</text:p>
          </table:table-cell>
          <table:table-cell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2" calcext:value-type="float">
            <text:p>42</text:p>
          </table:table-cell>
          <table:table-cell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5" calcext:value-type="float">
            <text:p>195</text:p>
          </table:table-cell>
          <table:table-cell office:value-type="float" office:value="643" calcext:value-type="float">
            <text:p>643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5" calcext:value-type="float">
            <text:p>225</text:p>
          </table:table-cell>
          <table:table-cell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5" calcext:value-type="float">
            <text:p>225</text:p>
          </table:table-cell>
          <table:table-cell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4" calcext:value-type="float">
            <text:p>254</text:p>
          </table:table-cell>
          <table:table-cell office:value-type="float" office:value="559" calcext:value-type="float">
            <text:p>559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5" calcext:value-type="float">
            <text:p>65</text:p>
          </table:table-cell>
          <table:table-cell office:value-type="float" office:value="572" calcext:value-type="float">
            <text:p>572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1" calcext:value-type="float">
            <text:p>141</text:p>
          </table:table-cell>
          <table:table-cell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4" calcext:value-type="float">
            <text:p>124</text:p>
          </table:table-cell>
          <table:table-cell office:value-type="float" office:value="660" calcext:value-type="float">
            <text:p>660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42" calcext:value-type="float">
            <text:p>242</text:p>
          </table:table-cell>
          <table:table-cell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45" calcext:value-type="float">
            <text:p>345</text:p>
          </table:table-cell>
          <table:table-cell office:value-type="float" office:value="655" calcext:value-type="float">
            <text:p>655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5" calcext:value-type="float">
            <text:p>135</text:p>
          </table:table-cell>
          <table:table-cell office:value-type="float" office:value="597" calcext:value-type="float">
            <text:p>597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1" calcext:value-type="float">
            <text:p>221</text:p>
          </table:table-cell>
          <table:table-cell office:value-type="float" office:value="677" calcext:value-type="float">
            <text:p>677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31" calcext:value-type="float">
            <text:p>331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32" calcext:value-type="float">
            <text:p>332</text:p>
          </table:table-cell>
          <table:table-cell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5" calcext:value-type="float">
            <text:p>125</text:p>
          </table:table-cell>
          <table:table-cell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6" calcext:value-type="float">
            <text:p>136</text:p>
          </table:table-cell>
          <table:table-cell office:value-type="float" office:value="577" calcext:value-type="float">
            <text:p>577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" calcext:value-type="float">
            <text:p>62</text:p>
          </table:table-cell>
          <table:table-cell office:value-type="float" office:value="623" calcext:value-type="float">
            <text:p>623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1" calcext:value-type="float">
            <text:p>81</text:p>
          </table:table-cell>
          <table:table-cell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34" calcext:value-type="float">
            <text:p>334</text:p>
          </table:table-cell>
          <table:table-cell office:value-type="float" office:value="667" calcext:value-type="float">
            <text:p>667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83" calcext:value-type="float">
            <text:p>183</text:p>
          </table:table-cell>
          <table:table-cell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76" calcext:value-type="float">
            <text:p>376</text:p>
          </table:table-cell>
          <table:table-cell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81" calcext:value-type="float">
            <text:p>181</text:p>
          </table:table-cell>
          <table:table-cell office:value-type="float" office:value="667" calcext:value-type="float">
            <text:p>667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80" calcext:value-type="float">
            <text:p>180</text:p>
          </table:table-cell>
          <table:table-cell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564" calcext:value-type="float">
            <text:p>564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3" calcext:value-type="float">
            <text:p>253</text:p>
          </table:table-cell>
          <table:table-cell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7" calcext:value-type="float">
            <text:p>227</text:p>
          </table:table-cell>
          <table:table-cell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64" calcext:value-type="float">
            <text:p>164</text:p>
          </table:table-cell>
          <table:table-cell office:value-type="float" office:value="562" calcext:value-type="float">
            <text:p>562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9" calcext:value-type="float">
            <text:p>79</text:p>
          </table:table-cell>
          <table:table-cell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" calcext:value-type="float">
            <text:p>201</text:p>
          </table:table-cell>
          <table:table-cell office:value-type="float" office:value="616" calcext:value-type="float">
            <text:p>616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6" calcext:value-type="float">
            <text:p>96</text:p>
          </table:table-cell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" calcext:value-type="float">
            <text:p>29</text:p>
          </table:table-cell>
          <table:table-cell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4" calcext:value-type="float">
            <text:p>404</text:p>
          </table:table-cell>
          <table:table-cell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3" calcext:value-type="float">
            <text:p>13</text:p>
          </table:table-cell>
          <table:table-cell office:value-type="float" office:value="588" calcext:value-type="float">
            <text:p>588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85" calcext:value-type="float">
            <text:p>285</text:p>
          </table:table-cell>
          <table:table-cell office:value-type="float" office:value="655" calcext:value-type="float">
            <text:p>655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5" calcext:value-type="float">
            <text:p>225</text:p>
          </table:table-cell>
          <table:table-cell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5" calcext:value-type="float">
            <text:p>65</text:p>
          </table:table-cell>
          <table:table-cell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78" calcext:value-type="float">
            <text:p>178</text:p>
          </table:table-cell>
          <table:table-cell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39" calcext:value-type="float">
            <text:p>339</text:p>
          </table:table-cell>
          <table:table-cell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13" calcext:value-type="float">
            <text:p>413</text:p>
          </table:table-cell>
          <table:table-cell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7" calcext:value-type="float">
            <text:p>27</text:p>
          </table:table-cell>
          <table:table-cell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56" calcext:value-type="float">
            <text:p>356</text:p>
          </table:table-cell>
          <table:table-cell office:value-type="float" office:value="660" calcext:value-type="float">
            <text:p>660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444" calcext:value-type="float">
            <text:p>444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16" calcext:value-type="float">
            <text:p>116</text:p>
          </table:table-cell>
          <table:table-cell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3" calcext:value-type="float">
            <text:p>123</text:p>
          </table:table-cell>
          <table:table-cell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9" calcext:value-type="float">
            <text:p>159</text:p>
          </table:table-cell>
          <table:table-cell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1" calcext:value-type="float">
            <text:p>101</text:p>
          </table:table-cell>
          <table:table-cell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1" calcext:value-type="float">
            <text:p>221</text:p>
          </table:table-cell>
          <table:table-cell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5" calcext:value-type="float">
            <text:p>65</text:p>
          </table:table-cell>
          <table:table-cell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7" calcext:value-type="float">
            <text:p>57</text:p>
          </table:table-cell>
          <table:table-cell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23" calcext:value-type="float">
            <text:p>123</text:p>
          </table:table-cell>
          <table:table-cell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8" calcext:value-type="float">
            <text:p>108</text:p>
          </table:table-cell>
          <table:table-cell office:value-type="float" office:value="644" calcext:value-type="float">
            <text:p>644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2" calcext:value-type="float">
            <text:p>202</text:p>
          </table:table-cell>
          <table:table-cell office:value-type="float" office:value="537" calcext:value-type="float">
            <text:p>537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1" calcext:value-type="float">
            <text:p>91</text:p>
          </table:table-cell>
          <table:table-cell office:value-type="float" office:value="419" calcext:value-type="float">
            <text:p>419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" calcext:value-type="float">
            <text:p>21</text:p>
          </table:table-cell>
          <table:table-cell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59" calcext:value-type="float">
            <text:p>359</text:p>
          </table:table-cell>
          <table:table-cell office:value-type="float" office:value="666" calcext:value-type="float">
            <text:p>666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92" calcext:value-type="float">
            <text:p>392</text:p>
          </table:table-cell>
          <table:table-cell office:value-type="float" office:value="617" calcext:value-type="float">
            <text:p>617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0" calcext:value-type="float">
            <text:p>70</text:p>
          </table:table-cell>
          <table:table-cell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9" calcext:value-type="float">
            <text:p>29</text:p>
          </table:table-cell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75" calcext:value-type="float">
            <text:p>275</text:p>
          </table:table-cell>
          <table:table-cell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2" calcext:value-type="float">
            <text:p>92</text:p>
          </table:table-cell>
          <table:table-cell office:value-type="float" office:value="521" calcext:value-type="float">
            <text:p>521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" calcext:value-type="float">
            <text:p>59</text:p>
          </table:table-cell>
          <table:table-cell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9" calcext:value-type="float">
            <text:p>49</text:p>
          </table:table-cell>
          <table:table-cell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32" calcext:value-type="float">
            <text:p>132</text:p>
          </table:table-cell>
          <table:table-cell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1" calcext:value-type="float">
            <text:p>21</text:p>
          </table:table-cell>
          <table:table-cell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30" calcext:value-type="float">
            <text:p>130</text:p>
          </table:table-cell>
          <table:table-cell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2" calcext:value-type="float">
            <text:p>272</text:p>
          </table:table-cell>
          <table:table-cell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71" calcext:value-type="float">
            <text:p>371</text:p>
          </table:table-cell>
          <table:table-cell office:value-type="float" office:value="692" calcext:value-type="float">
            <text:p>692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4" calcext:value-type="float">
            <text:p>104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43" calcext:value-type="float">
            <text:p>343</text:p>
          </table:table-cell>
          <table:table-cell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8" calcext:value-type="float">
            <text:p>208</text:p>
          </table:table-cell>
          <table:table-cell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14" calcext:value-type="float">
            <text:p>214</text:p>
          </table:table-cell>
          <table:table-cell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" calcext:value-type="float">
            <text:p>62</text:p>
          </table:table-cell>
          <table:table-cell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2" calcext:value-type="float">
            <text:p>112</text:p>
          </table:table-cell>
          <table:table-cell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1" calcext:value-type="float">
            <text:p>111</text:p>
          </table:table-cell>
          <table:table-cell office:value-type="float" office:value="549" calcext:value-type="float">
            <text:p>549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3" calcext:value-type="float">
            <text:p>83</text:p>
          </table:table-cell>
          <table:table-cell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0" calcext:value-type="float">
            <text:p>140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9" calcext:value-type="float">
            <text:p>109</text:p>
          </table:table-cell>
          <table:table-cell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63" calcext:value-type="float">
            <text:p>363</text:p>
          </table:table-cell>
          <table:table-cell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0" calcext:value-type="float">
            <text:p>80</text:p>
          </table:table-cell>
          <table:table-cell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2" calcext:value-type="float">
            <text:p>122</text:p>
          </table:table-cell>
          <table:table-cell office:value-type="float" office:value="439" calcext:value-type="float">
            <text:p>439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2" calcext:value-type="float">
            <text:p>172</text:p>
          </table:table-cell>
          <table:table-cell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2" calcext:value-type="float">
            <text:p>112</text:p>
          </table:table-cell>
          <table:table-cell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8" calcext:value-type="float">
            <text:p>118</text:p>
          </table:table-cell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6" calcext:value-type="float">
            <text:p>36</text:p>
          </table:table-cell>
          <table:table-cell office:value-type="float" office:value="497" calcext:value-type="float">
            <text:p>497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71" calcext:value-type="float">
            <text:p>171</text:p>
          </table:table-cell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6" calcext:value-type="float">
            <text:p>156</text:p>
          </table:table-cell>
          <table:table-cell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7" calcext:value-type="float">
            <text:p>117</text:p>
          </table:table-cell>
          <table:table-cell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2" calcext:value-type="float">
            <text:p>52</text:p>
          </table:table-cell>
          <table:table-cell office:value-type="float" office:value="564" calcext:value-type="float">
            <text:p>56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71" calcext:value-type="float">
            <text:p>171</text:p>
          </table:table-cell>
          <table:table-cell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18" calcext:value-type="float">
            <text:p>118</text:p>
          </table:table-cell>
          <table:table-cell office:value-type="float" office:value="610" calcext:value-type="float">
            <text:p>610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9" calcext:value-type="float">
            <text:p>29</text:p>
          </table:table-cell>
          <table:table-cell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3" calcext:value-type="float">
            <text:p>83</text:p>
          </table:table-cell>
          <table:table-cell office:value-type="float" office:value="444" calcext:value-type="float">
            <text:p>444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64" calcext:value-type="float">
            <text:p>264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" calcext:value-type="float">
            <text:p>30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7" calcext:value-type="float">
            <text:p>117</text:p>
          </table:table-cell>
          <table:table-cell office:value-type="float" office:value="535" calcext:value-type="float">
            <text:p>535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16" calcext:value-type="float">
            <text:p>216</text:p>
          </table:table-cell>
          <table:table-cell office:value-type="float" office:value="544" calcext:value-type="float">
            <text:p>544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75" calcext:value-type="float">
            <text:p>375</text:p>
          </table:table-cell>
          <table:table-cell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2" calcext:value-type="float">
            <text:p>92</text:p>
          </table:table-cell>
          <table:table-cell office:value-type="float" office:value="608" calcext:value-type="float">
            <text:p>608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12" calcext:value-type="float">
            <text:p>212</text:p>
          </table:table-cell>
          <table:table-cell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1" calcext:value-type="float">
            <text:p>341</text:p>
          </table:table-cell>
          <table:table-cell office:value-type="float" office:value="659" calcext:value-type="float">
            <text:p>659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5" calcext:value-type="float">
            <text:p>225</text:p>
          </table:table-cell>
          <table:table-cell office:value-type="float" office:value="682" calcext:value-type="float">
            <text:p>682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5" calcext:value-type="float">
            <text:p>65</text:p>
          </table:table-cell>
          <table:table-cell office:value-type="float" office:value="644" calcext:value-type="float">
            <text:p>644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2" calcext:value-type="float">
            <text:p>102</text:p>
          </table:table-cell>
          <table:table-cell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40" calcext:value-type="float">
            <text:p>240</text:p>
          </table:table-cell>
          <table:table-cell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7" calcext:value-type="float">
            <text:p>67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office:value-type="float" office:value="624" calcext:value-type="float">
            <text:p>624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90" calcext:value-type="float">
            <text:p>490</text:p>
          </table:table-cell>
          <table:table-cell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21" calcext:value-type="float">
            <text:p>321</text:p>
          </table:table-cell>
          <table:table-cell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9" calcext:value-type="float">
            <text:p>99</text:p>
          </table:table-cell>
          <table:table-cell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24" calcext:value-type="float">
            <text:p>224</text:p>
          </table:table-cell>
          <table:table-cell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29" calcext:value-type="float">
            <text:p>129</text:p>
          </table:table-cell>
          <table:table-cell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08" calcext:value-type="float">
            <text:p>408</text:p>
          </table:table-cell>
          <table:table-cell office:value-type="float" office:value="660" calcext:value-type="float">
            <text:p>660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7" calcext:value-type="float">
            <text:p>67</text:p>
          </table:table-cell>
          <table:table-cell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7" calcext:value-type="float">
            <text:p>37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15" calcext:value-type="float">
            <text:p>415</text:p>
          </table:table-cell>
          <table:table-cell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5" calcext:value-type="float">
            <text:p>255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0" calcext:value-type="float">
            <text:p>40</text:p>
          </table:table-cell>
          <table:table-cell office:value-type="float" office:value="461" calcext:value-type="float">
            <text:p>4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9" calcext:value-type="float">
            <text:p>69</text:p>
          </table:table-cell>
          <table:table-cell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27" calcext:value-type="float">
            <text:p>327</text:p>
          </table:table-cell>
          <table:table-cell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8" calcext:value-type="float">
            <text:p>118</text:p>
          </table:table-cell>
          <table:table-cell office:value-type="float" office:value="677" calcext:value-type="float">
            <text:p>677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4" calcext:value-type="float">
            <text:p>104</text:p>
          </table:table-cell>
          <table:table-cell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39" calcext:value-type="float">
            <text:p>139</text:p>
          </table:table-cell>
          <table:table-cell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9" calcext:value-type="float">
            <text:p>79</text:p>
          </table:table-cell>
          <table:table-cell office:value-type="float" office:value="634" calcext:value-type="float">
            <text:p>634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2" calcext:value-type="float">
            <text:p>112</text:p>
          </table:table-cell>
          <table:table-cell office:value-type="float" office:value="659" calcext:value-type="float">
            <text:p>659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0" calcext:value-type="float">
            <text:p>90</text:p>
          </table:table-cell>
          <table:table-cell office:value-type="float" office:value="623" calcext:value-type="float">
            <text:p>623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1" calcext:value-type="float">
            <text:p>151</text:p>
          </table:table-cell>
          <table:table-cell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95" calcext:value-type="float">
            <text:p>195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2" calcext:value-type="float">
            <text:p>202</text:p>
          </table:table-cell>
          <table:table-cell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7" calcext:value-type="float">
            <text:p>107</text:p>
          </table:table-cell>
          <table:table-cell office:value-type="float" office:value="659" calcext:value-type="float">
            <text:p>659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38" calcext:value-type="float">
            <text:p>138</text:p>
          </table:table-cell>
          <table:table-cell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6" calcext:value-type="float">
            <text:p>76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3" calcext:value-type="float">
            <text:p>203</text:p>
          </table:table-cell>
          <table:table-cell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1" calcext:value-type="float">
            <text:p>111</text:p>
          </table:table-cell>
          <table:table-cell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6" calcext:value-type="float">
            <text:p>206</text:p>
          </table:table-cell>
          <table:table-cell office:value-type="float" office:value="635" calcext:value-type="float">
            <text:p>635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9" calcext:value-type="float">
            <text:p>139</text:p>
          </table:table-cell>
          <table:table-cell office:value-type="float" office:value="677" calcext:value-type="float">
            <text:p>677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9" calcext:value-type="float">
            <text:p>49</text:p>
          </table:table-cell>
          <table:table-cell office:value-type="float" office:value="446" calcext:value-type="float">
            <text:p>44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18" calcext:value-type="float">
            <text:p>218</text:p>
          </table:table-cell>
          <table:table-cell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2" calcext:value-type="float">
            <text:p>202</text:p>
          </table:table-cell>
          <table:table-cell office:value-type="float" office:value="682" calcext:value-type="float">
            <text:p>682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54" calcext:value-type="float">
            <text:p>254</text:p>
          </table:table-cell>
          <table:table-cell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8" calcext:value-type="float">
            <text:p>18</text:p>
          </table:table-cell>
          <table:table-cell office:value-type="float" office:value="402" calcext:value-type="float">
            <text:p>402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76" calcext:value-type="float">
            <text:p>276</text:p>
          </table:table-cell>
          <table:table-cell office:value-type="float" office:value="639" calcext:value-type="float">
            <text:p>639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88" calcext:value-type="float">
            <text:p>188</text:p>
          </table:table-cell>
          <table:table-cell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office:value-type="float" office:value="553" calcext:value-type="float">
            <text:p>553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8" calcext:value-type="float">
            <text:p>78</text:p>
          </table:table-cell>
          <table:table-cell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4" calcext:value-type="float">
            <text:p>54</text:p>
          </table:table-cell>
          <table:table-cell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30" calcext:value-type="float">
            <text:p>230</text:p>
          </table:table-cell>
          <table:table-cell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61" calcext:value-type="float">
            <text:p>161</text:p>
          </table:table-cell>
          <table:table-cell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7" calcext:value-type="float">
            <text:p>47</text:p>
          </table:table-cell>
          <table:table-cell office:value-type="float" office:value="368" calcext:value-type="float">
            <text:p>368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18" calcext:value-type="float">
            <text:p>118</text:p>
          </table:table-cell>
          <table:table-cell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1" calcext:value-type="float">
            <text:p>81</text:p>
          </table:table-cell>
          <table:table-cell office:value-type="float" office:value="646" calcext:value-type="float">
            <text:p>646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4" calcext:value-type="float">
            <text:p>124</text:p>
          </table:table-cell>
          <table:table-cell office:value-type="float" office:value="411" calcext:value-type="float">
            <text:p>411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office:value-type="float" office:value="642" calcext:value-type="float">
            <text:p>642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48" calcext:value-type="float">
            <text:p>348</text:p>
          </table:table-cell>
          <table:table-cell office:value-type="float" office:value="597" calcext:value-type="float">
            <text:p>597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90" calcext:value-type="float">
            <text:p>390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83" calcext:value-type="float">
            <text:p>283</text:p>
          </table:table-cell>
          <table:table-cell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74" calcext:value-type="float">
            <text:p>174</text:p>
          </table:table-cell>
          <table:table-cell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22" calcext:value-type="float">
            <text:p>422</text:p>
          </table:table-cell>
          <table:table-cell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6" calcext:value-type="float">
            <text:p>146</text:p>
          </table:table-cell>
          <table:table-cell office:value-type="float" office:value="580" calcext:value-type="float">
            <text:p>580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" calcext:value-type="float">
            <text:p>6</text:p>
          </table:table-cell>
          <table:table-cell office:value-type="float" office:value="411" calcext:value-type="float">
            <text:p>411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15" calcext:value-type="float">
            <text:p>215</text:p>
          </table:table-cell>
          <table:table-cell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77" calcext:value-type="float">
            <text:p>377</text:p>
          </table:table-cell>
          <table:table-cell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2" calcext:value-type="float">
            <text:p>82</text:p>
          </table:table-cell>
          <table:table-cell office:value-type="float" office:value="622" calcext:value-type="float">
            <text:p>622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30" calcext:value-type="float">
            <text:p>230</text:p>
          </table:table-cell>
          <table:table-cell office:value-type="float" office:value="665" calcext:value-type="float">
            <text:p>665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4" calcext:value-type="float">
            <text:p>34</text:p>
          </table:table-cell>
          <table:table-cell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77" calcext:value-type="float">
            <text:p>177</text:p>
          </table:table-cell>
          <table:table-cell office:value-type="float" office:value="390" calcext:value-type="float">
            <text:p>390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97" calcext:value-type="float">
            <text:p>297</text:p>
          </table:table-cell>
          <table:table-cell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07" calcext:value-type="float">
            <text:p>307</text:p>
          </table:table-cell>
          <table:table-cell office:value-type="float" office:value="685" calcext:value-type="float">
            <text:p>685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1" calcext:value-type="float">
            <text:p>251</text:p>
          </table:table-cell>
          <table:table-cell office:value-type="float" office:value="466" calcext:value-type="float">
            <text:p>466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9" calcext:value-type="float">
            <text:p>39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19" calcext:value-type="float">
            <text:p>219</text:p>
          </table:table-cell>
          <table:table-cell office:value-type="float" office:value="642" calcext:value-type="float">
            <text:p>642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3" calcext:value-type="float">
            <text:p>93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0" calcext:value-type="float">
            <text:p>40</text:p>
          </table:table-cell>
          <table:table-cell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6" calcext:value-type="float">
            <text:p>156</text:p>
          </table:table-cell>
          <table:table-cell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13" calcext:value-type="float">
            <text:p>413</text:p>
          </table:table-cell>
          <table:table-cell office:value-type="float" office:value="688" calcext:value-type="float">
            <text:p>688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6" calcext:value-type="float">
            <text:p>86</text:p>
          </table:table-cell>
          <table:table-cell office:value-type="float" office:value="369" calcext:value-type="float">
            <text:p>369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59" calcext:value-type="float">
            <text:p>359</text:p>
          </table:table-cell>
          <table:table-cell office:value-type="float" office:value="659" calcext:value-type="float">
            <text:p>659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90" calcext:value-type="float">
            <text:p>190</text:p>
          </table:table-cell>
          <table:table-cell office:value-type="float" office:value="590" calcext:value-type="float">
            <text:p>590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6" calcext:value-type="float">
            <text:p>206</text:p>
          </table:table-cell>
          <table:table-cell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1" calcext:value-type="float">
            <text:p>251</text:p>
          </table:table-cell>
          <table:table-cell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2" calcext:value-type="float">
            <text:p>52</text:p>
          </table:table-cell>
          <table:table-cell office:value-type="float" office:value="537" calcext:value-type="float">
            <text:p>537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5" calcext:value-type="float">
            <text:p>15</text:p>
          </table:table-cell>
          <table:table-cell office:value-type="float" office:value="564" calcext:value-type="float">
            <text:p>564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0" calcext:value-type="float">
            <text:p>80</text:p>
          </table:table-cell>
          <table:table-cell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0" calcext:value-type="float">
            <text:p>30</text:p>
          </table:table-cell>
          <table:table-cell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8" calcext:value-type="float">
            <text:p>148</text:p>
          </table:table-cell>
          <table:table-cell office:value-type="float" office:value="641" calcext:value-type="float">
            <text:p>641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office:value-type="float" office:value="622" calcext:value-type="float">
            <text:p>622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8" calcext:value-type="float">
            <text:p>308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31" calcext:value-type="float">
            <text:p>131</text:p>
          </table:table-cell>
          <table:table-cell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23" calcext:value-type="float">
            <text:p>223</text:p>
          </table:table-cell>
          <table:table-cell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  <table:table-cell office:value-type="float" office:value="598" calcext:value-type="float">
            <text:p>598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2" calcext:value-type="float">
            <text:p>72</text:p>
          </table:table-cell>
          <table:table-cell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17" calcext:value-type="float">
            <text:p>417</text:p>
          </table:table-cell>
          <table:table-cell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9" calcext:value-type="float">
            <text:p>99</text:p>
          </table:table-cell>
          <table:table-cell office:value-type="float" office:value="316" calcext:value-type="float">
            <text:p>316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6" calcext:value-type="float">
            <text:p>116</text:p>
          </table:table-cell>
          <table:table-cell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82" calcext:value-type="float">
            <text:p>282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9" calcext:value-type="float">
            <text:p>19</text:p>
          </table:table-cell>
          <table:table-cell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37" calcext:value-type="float">
            <text:p>337</text:p>
          </table:table-cell>
          <table:table-cell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0" calcext:value-type="float">
            <text:p>110</text:p>
          </table:table-cell>
          <table:table-cell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31" calcext:value-type="float">
            <text:p>231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81" calcext:value-type="float">
            <text:p>381</text:p>
          </table:table-cell>
          <table:table-cell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8" calcext:value-type="float">
            <text:p>78</text:p>
          </table:table-cell>
          <table:table-cell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0" calcext:value-type="float">
            <text:p>20</text:p>
          </table:table-cell>
          <table:table-cell office:value-type="float" office:value="603" calcext:value-type="float">
            <text:p>603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3" calcext:value-type="float">
            <text:p>53</text:p>
          </table:table-cell>
          <table:table-cell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3" calcext:value-type="float">
            <text:p>53</text:p>
          </table:table-cell>
          <table:table-cell office:value-type="float" office:value="613" calcext:value-type="float">
            <text:p>613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64" calcext:value-type="float">
            <text:p>164</text:p>
          </table:table-cell>
          <table:table-cell office:value-type="float" office:value="661" calcext:value-type="float">
            <text:p>661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77" calcext:value-type="float">
            <text:p>277</text:p>
          </table:table-cell>
          <table:table-cell office:value-type="float" office:value="627" calcext:value-type="float">
            <text:p>627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2" calcext:value-type="float">
            <text:p>62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17" calcext:value-type="float">
            <text:p>117</text:p>
          </table:table-cell>
          <table:table-cell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36" calcext:value-type="float">
            <text:p>136</text:p>
          </table:table-cell>
          <table:table-cell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2" calcext:value-type="float">
            <text:p>62</text:p>
          </table:table-cell>
          <table:table-cell office:value-type="float" office:value="454" calcext:value-type="float">
            <text:p>454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5" calcext:value-type="float">
            <text:p>85</text:p>
          </table:table-cell>
          <table:table-cell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25" calcext:value-type="float">
            <text:p>125</text:p>
          </table:table-cell>
          <table:table-cell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1" calcext:value-type="float">
            <text:p>191</text:p>
          </table:table-cell>
          <table:table-cell office:value-type="float" office:value="393" calcext:value-type="float">
            <text:p>393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5" calcext:value-type="float">
            <text:p>85</text:p>
          </table:table-cell>
          <table:table-cell office:value-type="float" office:value="657" calcext:value-type="float">
            <text:p>657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8" calcext:value-type="float">
            <text:p>158</text:p>
          </table:table-cell>
          <table:table-cell office:value-type="float" office:value="656" calcext:value-type="float">
            <text:p>656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80" calcext:value-type="float">
            <text:p>280</text:p>
          </table:table-cell>
          <table:table-cell office:value-type="float" office:value="656" calcext:value-type="float">
            <text:p>656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23" calcext:value-type="float">
            <text:p>323</text:p>
          </table:table-cell>
          <table:table-cell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98" calcext:value-type="float">
            <text:p>198</text:p>
          </table:table-cell>
          <table:table-cell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99" calcext:value-type="float">
            <text:p>299</text:p>
          </table:table-cell>
          <table:table-cell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01" calcext:value-type="float">
            <text:p>401</text:p>
          </table:table-cell>
          <table:table-cell office:value-type="float" office:value="665" calcext:value-type="float">
            <text:p>665</text:p>
          </table:table-cell>
          <table:table-cell table:number-columns-repeated="1021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12" calcext:value-type="float">
            <text:p>212</text:p>
          </table:table-cell>
          <table:table-cell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27" calcext:value-type="float">
            <text:p>227</text:p>
          </table:table-cell>
          <table:table-cell office:value-type="float" office:value="608" calcext:value-type="float">
            <text:p>608</text:p>
          </table:table-cell>
          <table:table-cell table:number-columns-repeated="1021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37" calcext:value-type="float">
            <text:p>437</text:p>
          </table:table-cell>
          <table:table-cell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09" calcext:value-type="float">
            <text:p>209</text:p>
          </table:table-cell>
          <table:table-cell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44" calcext:value-type="float">
            <text:p>244</text:p>
          </table:table-cell>
          <table:table-cell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12" calcext:value-type="float">
            <text:p>212</text:p>
          </table:table-cell>
          <table:table-cell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9" calcext:value-type="float">
            <text:p>109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16" calcext:value-type="float">
            <text:p>316</text:p>
          </table:table-cell>
          <table:table-cell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5" calcext:value-type="float">
            <text:p>45</text:p>
          </table:table-cell>
          <table:table-cell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2" calcext:value-type="float">
            <text:p>122</text:p>
          </table:table-cell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76" calcext:value-type="float">
            <text:p>376</text:p>
          </table:table-cell>
          <table:table-cell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" calcext:value-type="float">
            <text:p>7</text:p>
          </table:table-cell>
          <table:table-cell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9" calcext:value-type="float">
            <text:p>29</text:p>
          </table:table-cell>
          <table:table-cell office:value-type="float" office:value="477" calcext:value-type="float">
            <text:p>477</text:p>
          </table:table-cell>
          <table:table-cell table:number-columns-repeated="1021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72" calcext:value-type="float">
            <text:p>272</text:p>
          </table:table-cell>
          <table:table-cell office:value-type="float" office:value="686" calcext:value-type="float">
            <text:p>686</text:p>
          </table:table-cell>
          <table:table-cell table:number-columns-repeated="1021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2" calcext:value-type="float">
            <text:p>22</text:p>
          </table:table-cell>
          <table:table-cell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5" calcext:value-type="float">
            <text:p>15</text:p>
          </table:table-cell>
          <table:table-cell office:value-type="float" office:value="547" calcext:value-type="float">
            <text:p>547</text:p>
          </table:table-cell>
          <table:table-cell table:number-columns-repeated="1021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80" calcext:value-type="float">
            <text:p>380</text:p>
          </table:table-cell>
          <table:table-cell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4" calcext:value-type="float">
            <text:p>54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56" calcext:value-type="float">
            <text:p>156</text:p>
          </table:table-cell>
          <table:table-cell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9" calcext:value-type="float">
            <text:p>149</text:p>
          </table:table-cell>
          <table:table-cell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71" calcext:value-type="float">
            <text:p>71</text:p>
          </table:table-cell>
          <table:table-cell office:value-type="float" office:value="553" calcext:value-type="float">
            <text:p>553</text:p>
          </table:table-cell>
          <table:table-cell table:number-columns-repeated="1021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8" calcext:value-type="float">
            <text:p>38</text:p>
          </table:table-cell>
          <table:table-cell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55" calcext:value-type="float">
            <text:p>255</text:p>
          </table:table-cell>
          <table:table-cell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8" calcext:value-type="float">
            <text:p>128</text:p>
          </table:table-cell>
          <table:table-cell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1" calcext:value-type="float">
            <text:p>101</text:p>
          </table:table-cell>
          <table:table-cell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5" calcext:value-type="float">
            <text:p>175</text:p>
          </table:table-cell>
          <table:table-cell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09" calcext:value-type="float">
            <text:p>309</text:p>
          </table:table-cell>
          <table:table-cell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97" calcext:value-type="float">
            <text:p>197</text:p>
          </table:table-cell>
          <table:table-cell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63" calcext:value-type="float">
            <text:p>163</text:p>
          </table:table-cell>
          <table:table-cell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1" calcext:value-type="float">
            <text:p>81</text:p>
          </table:table-cell>
          <table:table-cell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number-columns-repeated="1021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82" calcext:value-type="float">
            <text:p>282</text:p>
          </table:table-cell>
          <table:table-cell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9" calcext:value-type="float">
            <text:p>19</text:p>
          </table:table-cell>
          <table:table-cell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77" calcext:value-type="float">
            <text:p>77</text:p>
          </table:table-cell>
          <table:table-cell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09" calcext:value-type="float">
            <text:p>209</text:p>
          </table:table-cell>
          <table:table-cell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9" calcext:value-type="float">
            <text:p>129</text:p>
          </table:table-cell>
          <table:table-cell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8" calcext:value-type="float">
            <text:p>48</text:p>
          </table:table-cell>
          <table:table-cell office:value-type="float" office:value="642" calcext:value-type="float">
            <text:p>642</text:p>
          </table:table-cell>
          <table:table-cell table:number-columns-repeated="1021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4" calcext:value-type="float">
            <text:p>24</text:p>
          </table:table-cell>
          <table:table-cell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23" calcext:value-type="float">
            <text:p>123</text:p>
          </table:table-cell>
          <table:table-cell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32" calcext:value-type="float">
            <text:p>132</text:p>
          </table:table-cell>
          <table:table-cell office:value-type="float" office:value="403" calcext:value-type="float">
            <text:p>403</text:p>
          </table:table-cell>
          <table:table-cell table:number-columns-repeated="1021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1" calcext:value-type="float">
            <text:p>111</text:p>
          </table:table-cell>
          <table:table-cell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36" calcext:value-type="float">
            <text:p>336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06" calcext:value-type="float">
            <text:p>206</text:p>
          </table:table-cell>
          <table:table-cell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7" calcext:value-type="float">
            <text:p>47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93" calcext:value-type="float">
            <text:p>93</text:p>
          </table:table-cell>
          <table:table-cell office:value-type="float" office:value="634" calcext:value-type="float">
            <text:p>634</text:p>
          </table:table-cell>
          <table:table-cell table:number-columns-repeated="1021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80" calcext:value-type="float">
            <text:p>80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04" calcext:value-type="float">
            <text:p>304</text:p>
          </table:table-cell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5" calcext:value-type="float">
            <text:p>55</text:p>
          </table:table-cell>
          <table:table-cell office:value-type="float" office:value="588" calcext:value-type="float">
            <text:p>588</text:p>
          </table:table-cell>
          <table:table-cell table:number-columns-repeated="1021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3" calcext:value-type="float">
            <text:p>13</text:p>
          </table:table-cell>
          <table:table-cell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77" calcext:value-type="float">
            <text:p>177</text:p>
          </table:table-cell>
          <table:table-cell office:value-type="float" office:value="553" calcext:value-type="float">
            <text:p>553</text:p>
          </table:table-cell>
          <table:table-cell table:number-columns-repeated="1021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3" calcext:value-type="float">
            <text:p>143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24" calcext:value-type="float">
            <text:p>324</text:p>
          </table:table-cell>
          <table:table-cell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2" calcext:value-type="float">
            <text:p>182</text:p>
          </table:table-cell>
          <table:table-cell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83" calcext:value-type="float">
            <text:p>183</text:p>
          </table:table-cell>
          <table:table-cell office:value-type="float" office:value="568" calcext:value-type="float">
            <text:p>568</text:p>
          </table:table-cell>
          <table:table-cell table:number-columns-repeated="1021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0" calcext:value-type="float">
            <text:p>50</text:p>
          </table:table-cell>
          <table:table-cell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11" calcext:value-type="float">
            <text:p>211</text:p>
          </table:table-cell>
          <table:table-cell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3" calcext:value-type="float">
            <text:p>113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63" calcext:value-type="float">
            <text:p>163</text:p>
          </table:table-cell>
          <table:table-cell office:value-type="float" office:value="590" calcext:value-type="float">
            <text:p>590</text:p>
          </table:table-cell>
          <table:table-cell table:number-columns-repeated="1021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16" calcext:value-type="float">
            <text:p>316</text:p>
          </table:table-cell>
          <table:table-cell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81" calcext:value-type="float">
            <text:p>181</text:p>
          </table:table-cell>
          <table:table-cell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4" calcext:value-type="float">
            <text:p>24</text:p>
          </table:table-cell>
          <table:table-cell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4" calcext:value-type="float">
            <text:p>64</text:p>
          </table:table-cell>
          <table:table-cell office:value-type="float" office:value="641" calcext:value-type="float">
            <text:p>641</text:p>
          </table:table-cell>
          <table:table-cell table:number-columns-repeated="1021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83" calcext:value-type="float">
            <text:p>83</text:p>
          </table:table-cell>
          <table:table-cell office:value-type="float" office:value="568" calcext:value-type="float">
            <text:p>568</text:p>
          </table:table-cell>
          <table:table-cell table:number-columns-repeated="1021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5" calcext:value-type="float">
            <text:p>105</text:p>
          </table:table-cell>
          <table:table-cell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39" calcext:value-type="float">
            <text:p>339</text:p>
          </table:table-cell>
          <table:table-cell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39" calcext:value-type="float">
            <text:p>239</text:p>
          </table:table-cell>
          <table:table-cell office:value-type="float" office:value="466" calcext:value-type="float">
            <text:p>466</text:p>
          </table:table-cell>
          <table:table-cell table:number-columns-repeated="1021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1" calcext:value-type="float">
            <text:p>51</text:p>
          </table:table-cell>
          <table:table-cell office:value-type="float" office:value="577" calcext:value-type="float">
            <text:p>577</text:p>
          </table:table-cell>
          <table:table-cell table:number-columns-repeated="1021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38" calcext:value-type="float">
            <text:p>238</text:p>
          </table:table-cell>
          <table:table-cell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" calcext:value-type="float">
            <text:p>4</text:p>
          </table:table-cell>
          <table:table-cell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2" calcext:value-type="float">
            <text:p>142</text:p>
          </table:table-cell>
          <table:table-cell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4" calcext:value-type="float">
            <text:p>104</text:p>
          </table:table-cell>
          <table:table-cell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06" calcext:value-type="float">
            <text:p>106</text:p>
          </table:table-cell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1021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88" calcext:value-type="float">
            <text:p>188</text:p>
          </table:table-cell>
          <table:table-cell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7" calcext:value-type="float">
            <text:p>67</text:p>
          </table:table-cell>
          <table:table-cell office:value-type="float" office:value="656" calcext:value-type="float">
            <text:p>656</text:p>
          </table:table-cell>
          <table:table-cell table:number-columns-repeated="1021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" calcext:value-type="float">
            <text:p>8</text:p>
          </table:table-cell>
          <table:table-cell office:value-type="float" office:value="513" calcext:value-type="float">
            <text:p>513</text:p>
          </table:table-cell>
          <table:table-cell table:number-columns-repeated="1021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table:number-columns-repeated="1021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90" calcext:value-type="float">
            <text:p>390</text:p>
          </table:table-cell>
          <table:table-cell office:value-type="float" office:value="613" calcext:value-type="float">
            <text:p>613</text:p>
          </table:table-cell>
          <table:table-cell table:number-columns-repeated="1021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99" calcext:value-type="float">
            <text:p>99</text:p>
          </table:table-cell>
          <table:table-cell office:value-type="float" office:value="398" calcext:value-type="float">
            <text:p>398</text:p>
          </table:table-cell>
          <table:table-cell table:number-columns-repeated="1021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9" calcext:value-type="float">
            <text:p>149</text:p>
          </table:table-cell>
          <table:table-cell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6" calcext:value-type="float">
            <text:p>106</text:p>
          </table:table-cell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9" calcext:value-type="float">
            <text:p>19</text:p>
          </table:table-cell>
          <table:table-cell office:value-type="float" office:value="594" calcext:value-type="float">
            <text:p>594</text:p>
          </table:table-cell>
          <table:table-cell table:number-columns-repeated="102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5" calcext:value-type="float">
            <text:p>195</text:p>
          </table:table-cell>
          <table:table-cell office:value-type="float" office:value="616" calcext:value-type="float">
            <text:p>616</text:p>
          </table:table-cell>
          <table:table-cell table:number-columns-repeated="1021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34" calcext:value-type="float">
            <text:p>134</text:p>
          </table:table-cell>
          <table:table-cell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1" calcext:value-type="float">
            <text:p>11</text:p>
          </table:table-cell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83" calcext:value-type="float">
            <text:p>183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6" calcext:value-type="float">
            <text:p>66</text:p>
          </table:table-cell>
          <table:table-cell office:value-type="float" office:value="603" calcext:value-type="float">
            <text:p>603</text:p>
          </table:table-cell>
          <table:table-cell table:number-columns-repeated="1021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84" calcext:value-type="float">
            <text:p>384</text:p>
          </table:table-cell>
          <table:table-cell office:value-type="float" office:value="601" calcext:value-type="float">
            <text:p>601</text:p>
          </table:table-cell>
          <table:table-cell table:number-columns-repeated="1021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26" calcext:value-type="float">
            <text:p>326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57" calcext:value-type="float">
            <text:p>157</text:p>
          </table:table-cell>
          <table:table-cell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84" calcext:value-type="float">
            <text:p>184</text:p>
          </table:table-cell>
          <table:table-cell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16" calcext:value-type="float">
            <text:p>316</text:p>
          </table:table-cell>
          <table:table-cell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1" calcext:value-type="float">
            <text:p>61</text:p>
          </table:table-cell>
          <table:table-cell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5" calcext:value-type="float">
            <text:p>75</text:p>
          </table:table-cell>
          <table:table-cell office:value-type="float" office:value="651" calcext:value-type="float">
            <text:p>651</text:p>
          </table:table-cell>
          <table:table-cell table:number-columns-repeated="1021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1" calcext:value-type="float">
            <text:p>101</text:p>
          </table:table-cell>
          <table:table-cell office:value-type="float" office:value="544" calcext:value-type="float">
            <text:p>544</text:p>
          </table:table-cell>
          <table:table-cell table:number-columns-repeated="1021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08" calcext:value-type="float">
            <text:p>208</text:p>
          </table:table-cell>
          <table:table-cell office:value-type="float" office:value="665" calcext:value-type="float">
            <text:p>665</text:p>
          </table:table-cell>
          <table:table-cell table:number-columns-repeated="1021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87" calcext:value-type="float">
            <text:p>287</text:p>
          </table:table-cell>
          <table:table-cell office:value-type="float" office:value="611" calcext:value-type="float">
            <text:p>611</text:p>
          </table:table-cell>
          <table:table-cell table:number-columns-repeated="1021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34" calcext:value-type="float">
            <text:p>334</text:p>
          </table:table-cell>
          <table:table-cell office:value-type="float" office:value="574" calcext:value-type="float">
            <text:p>574</text:p>
          </table:table-cell>
          <table:table-cell table:number-columns-repeated="1021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4" calcext:value-type="float">
            <text:p>74</text:p>
          </table:table-cell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15" calcext:value-type="float">
            <text:p>115</text:p>
          </table:table-cell>
          <table:table-cell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51" calcext:value-type="float">
            <text:p>351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4" calcext:value-type="float">
            <text:p>64</text:p>
          </table:table-cell>
          <table:table-cell office:value-type="float" office:value="651" calcext:value-type="float">
            <text:p>651</text:p>
          </table:table-cell>
          <table:table-cell table:number-columns-repeated="1021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4" calcext:value-type="float">
            <text:p>64</text:p>
          </table:table-cell>
          <table:table-cell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51" calcext:value-type="float">
            <text:p>51</text:p>
          </table:table-cell>
          <table:table-cell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24" calcext:value-type="float">
            <text:p>224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86" calcext:value-type="float">
            <text:p>186</text:p>
          </table:table-cell>
          <table:table-cell office:value-type="float" office:value="663" calcext:value-type="float">
            <text:p>663</text:p>
          </table:table-cell>
          <table:table-cell table:number-columns-repeated="1021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06" calcext:value-type="float">
            <text:p>306</text:p>
          </table:table-cell>
          <table:table-cell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2" calcext:value-type="float">
            <text:p>12</text:p>
          </table:table-cell>
          <table:table-cell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74" calcext:value-type="float">
            <text:p>74</text:p>
          </table:table-cell>
          <table:table-cell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52" calcext:value-type="float">
            <text:p>152</text:p>
          </table:table-cell>
          <table:table-cell office:value-type="float" office:value="417" calcext:value-type="float">
            <text:p>417</text:p>
          </table:table-cell>
          <table:table-cell table:number-columns-repeated="1021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51" calcext:value-type="float">
            <text:p>251</text:p>
          </table:table-cell>
          <table:table-cell office:value-type="float" office:value="695" calcext:value-type="float">
            <text:p>695</text:p>
          </table:table-cell>
          <table:table-cell table:number-columns-repeated="1021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81" calcext:value-type="float">
            <text:p>81</text:p>
          </table:table-cell>
          <table:table-cell office:value-type="float" office:value="323" calcext:value-type="float">
            <text:p>323</text:p>
          </table:table-cell>
          <table:table-cell table:number-columns-repeated="1021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2" calcext:value-type="float">
            <text:p>32</text:p>
          </table:table-cell>
          <table:table-cell office:value-type="float" office:value="595" calcext:value-type="float">
            <text:p>595</text:p>
          </table:table-cell>
          <table:table-cell table:number-columns-repeated="1021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4" calcext:value-type="float">
            <text:p>34</text:p>
          </table:table-cell>
          <table:table-cell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6" calcext:value-type="float">
            <text:p>56</text:p>
          </table:table-cell>
          <table:table-cell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5" calcext:value-type="float">
            <text:p>135</text:p>
          </table:table-cell>
          <table:table-cell office:value-type="float" office:value="682" calcext:value-type="float">
            <text:p>682</text:p>
          </table:table-cell>
          <table:table-cell table:number-columns-repeated="1021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99" calcext:value-type="float">
            <text:p>99</text:p>
          </table:table-cell>
          <table:table-cell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78" calcext:value-type="float">
            <text:p>78</text:p>
          </table:table-cell>
          <table:table-cell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68" calcext:value-type="float">
            <text:p>268</text:p>
          </table:table-cell>
          <table:table-cell office:value-type="float" office:value="597" calcext:value-type="float">
            <text:p>597</text:p>
          </table:table-cell>
          <table:table-cell table:number-columns-repeated="1021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0" calcext:value-type="float">
            <text:p>140</text:p>
          </table:table-cell>
          <table:table-cell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" calcext:value-type="float">
            <text:p>18</text:p>
          </table:table-cell>
          <table:table-cell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33" calcext:value-type="float">
            <text:p>233</text:p>
          </table:table-cell>
          <table:table-cell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49" calcext:value-type="float">
            <text:p>349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89" calcext:value-type="float">
            <text:p>89</text:p>
          </table:table-cell>
          <table:table-cell office:value-type="float" office:value="584" calcext:value-type="float">
            <text:p>584</text:p>
          </table:table-cell>
          <table:table-cell table:number-columns-repeated="1021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417" calcext:value-type="float">
            <text:p>417</text:p>
          </table:table-cell>
          <table:table-cell office:value-type="float" office:value="682" calcext:value-type="float">
            <text:p>682</text:p>
          </table:table-cell>
          <table:table-cell table:number-columns-repeated="1021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00" calcext:value-type="float">
            <text:p>100</text:p>
          </table:table-cell>
          <table:table-cell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82" calcext:value-type="float">
            <text:p>82</text:p>
          </table:table-cell>
          <table:table-cell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34" calcext:value-type="float">
            <text:p>134</text:p>
          </table:table-cell>
          <table:table-cell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2" calcext:value-type="float">
            <text:p>62</text:p>
          </table:table-cell>
          <table:table-cell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70" calcext:value-type="float">
            <text:p>70</text:p>
          </table:table-cell>
          <table:table-cell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21" calcext:value-type="float">
            <text:p>121</text:p>
          </table:table-cell>
          <table:table-cell office:value-type="float" office:value="657" calcext:value-type="float">
            <text:p>657</text:p>
          </table:table-cell>
          <table:table-cell table:number-columns-repeated="1021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15" calcext:value-type="float">
            <text:p>315</text:p>
          </table:table-cell>
          <table:table-cell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32" calcext:value-type="float">
            <text:p>132</text:p>
          </table:table-cell>
          <table:table-cell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6" calcext:value-type="float">
            <text:p>146</text:p>
          </table:table-cell>
          <table:table-cell office:value-type="float" office:value="672" calcext:value-type="float">
            <text:p>672</text:p>
          </table:table-cell>
          <table:table-cell table:number-columns-repeated="1021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83" calcext:value-type="float">
            <text:p>183</text:p>
          </table:table-cell>
          <table:table-cell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5" calcext:value-type="float">
            <text:p>65</text:p>
          </table:table-cell>
          <table:table-cell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7" calcext:value-type="float">
            <text:p>27</text:p>
          </table:table-cell>
          <table:table-cell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35" calcext:value-type="float">
            <text:p>235</text:p>
          </table:table-cell>
          <table:table-cell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33" calcext:value-type="float">
            <text:p>133</text:p>
          </table:table-cell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8" calcext:value-type="float">
            <text:p>68</text:p>
          </table:table-cell>
          <table:table-cell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" calcext:value-type="float">
            <text:p>3</text:p>
          </table:table-cell>
          <table:table-cell office:value-type="float" office:value="389" calcext:value-type="float">
            <text:p>389</text:p>
          </table:table-cell>
          <table:table-cell table:number-columns-repeated="1021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66" calcext:value-type="float">
            <text:p>166</text:p>
          </table:table-cell>
          <table:table-cell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64" calcext:value-type="float">
            <text:p>164</text:p>
          </table:table-cell>
          <table:table-cell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1" calcext:value-type="float">
            <text:p>61</text:p>
          </table:table-cell>
          <table:table-cell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80" calcext:value-type="float">
            <text:p>180</text:p>
          </table:table-cell>
          <table:table-cell office:value-type="float" office:value="529" calcext:value-type="float">
            <text:p>529</text:p>
          </table:table-cell>
          <table:table-cell table:number-columns-repeated="1021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91" calcext:value-type="float">
            <text:p>91</text:p>
          </table:table-cell>
          <table:table-cell office:value-type="float" office:value="622" calcext:value-type="float">
            <text:p>622</text:p>
          </table:table-cell>
          <table:table-cell table:number-columns-repeated="1021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27" calcext:value-type="float">
            <text:p>227</text:p>
          </table:table-cell>
          <table:table-cell office:value-type="float" office:value="623" calcext:value-type="float">
            <text:p>623</text:p>
          </table:table-cell>
          <table:table-cell table:number-columns-repeated="1021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32" calcext:value-type="float">
            <text:p>232</text:p>
          </table:table-cell>
          <table:table-cell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82" calcext:value-type="float">
            <text:p>82</text:p>
          </table:table-cell>
          <table:table-cell office:value-type="float" office:value="554" calcext:value-type="float">
            <text:p>554</text:p>
          </table:table-cell>
          <table:table-cell table:number-columns-repeated="1021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95" calcext:value-type="float">
            <text:p>295</text:p>
          </table:table-cell>
          <table:table-cell office:value-type="float" office:value="627" calcext:value-type="float">
            <text:p>627</text:p>
          </table:table-cell>
          <table:table-cell table:number-columns-repeated="1021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12" calcext:value-type="float">
            <text:p>312</text:p>
          </table:table-cell>
          <table:table-cell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50" calcext:value-type="float">
            <text:p>250</text:p>
          </table:table-cell>
          <table:table-cell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37" calcext:value-type="float">
            <text:p>237</text:p>
          </table:table-cell>
          <table:table-cell office:value-type="float" office:value="556" calcext:value-type="float">
            <text:p>556</text:p>
          </table:table-cell>
          <table:table-cell table:number-columns-repeated="1021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36" calcext:value-type="float">
            <text:p>236</text:p>
          </table:table-cell>
          <table:table-cell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69" calcext:value-type="float">
            <text:p>369</text:p>
          </table:table-cell>
          <table:table-cell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10" calcext:value-type="float">
            <text:p>210</text:p>
          </table:table-cell>
          <table:table-cell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69" calcext:value-type="float">
            <text:p>169</text:p>
          </table:table-cell>
          <table:table-cell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34" calcext:value-type="float">
            <text:p>434</text:p>
          </table:table-cell>
          <table:table-cell office:value-type="float" office:value="647" calcext:value-type="float">
            <text:p>647</text:p>
          </table:table-cell>
          <table:table-cell table:number-columns-repeated="1021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86" calcext:value-type="float">
            <text:p>86</text:p>
          </table:table-cell>
          <table:table-cell office:value-type="float" office:value="612" calcext:value-type="float">
            <text:p>612</text:p>
          </table:table-cell>
          <table:table-cell table:number-columns-repeated="1021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table:number-columns-repeated="1021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54" calcext:value-type="float">
            <text:p>54</text:p>
          </table:table-cell>
          <table:table-cell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84" calcext:value-type="float">
            <text:p>84</text:p>
          </table:table-cell>
          <table:table-cell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99" calcext:value-type="float">
            <text:p>99</text:p>
          </table:table-cell>
          <table:table-cell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94" calcext:value-type="float">
            <text:p>194</text:p>
          </table:table-cell>
          <table:table-cell office:value-type="float" office:value="520" calcext:value-type="float">
            <text:p>520</text:p>
          </table:table-cell>
          <table:table-cell table:number-columns-repeated="1021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09" calcext:value-type="float">
            <text:p>209</text:p>
          </table:table-cell>
          <table:table-cell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16" calcext:value-type="float">
            <text:p>216</text:p>
          </table:table-cell>
          <table:table-cell office:value-type="float" office:value="695" calcext:value-type="float">
            <text:p>695</text:p>
          </table:table-cell>
          <table:table-cell table:number-columns-repeated="1021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3" calcext:value-type="float">
            <text:p>143</text:p>
          </table:table-cell>
          <table:table-cell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6" calcext:value-type="float">
            <text:p>66</text:p>
          </table:table-cell>
          <table:table-cell office:value-type="float" office:value="624" calcext:value-type="float">
            <text:p>624</text:p>
          </table:table-cell>
          <table:table-cell table:number-columns-repeated="1021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33" calcext:value-type="float">
            <text:p>233</text:p>
          </table:table-cell>
          <table:table-cell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21" calcext:value-type="float">
            <text:p>321</text:p>
          </table:table-cell>
          <table:table-cell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63" calcext:value-type="float">
            <text:p>263</text:p>
          </table:table-cell>
          <table:table-cell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86" calcext:value-type="float">
            <text:p>286</text:p>
          </table:table-cell>
          <table:table-cell office:value-type="float" office:value="559" calcext:value-type="float">
            <text:p>559</text:p>
          </table:table-cell>
          <table:table-cell table:number-columns-repeated="1021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87" calcext:value-type="float">
            <text:p>187</text:p>
          </table:table-cell>
          <table:table-cell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5" calcext:value-type="float">
            <text:p>25</text:p>
          </table:table-cell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28" calcext:value-type="float">
            <text:p>228</text:p>
          </table:table-cell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51" calcext:value-type="float">
            <text:p>251</text:p>
          </table:table-cell>
          <table:table-cell office:value-type="float" office:value="691" calcext:value-type="float">
            <text:p>691</text:p>
          </table:table-cell>
          <table:table-cell table:number-columns-repeated="1021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11" calcext:value-type="float">
            <text:p>111</text:p>
          </table:table-cell>
          <table:table-cell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35" calcext:value-type="float">
            <text:p>35</text:p>
          </table:table-cell>
          <table:table-cell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73" calcext:value-type="float">
            <text:p>73</text:p>
          </table:table-cell>
          <table:table-cell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81" calcext:value-type="float">
            <text:p>181</text:p>
          </table:table-cell>
          <table:table-cell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table:number-columns-repeated="1021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332" calcext:value-type="float">
            <text:p>332</text:p>
          </table:table-cell>
          <table:table-cell office:value-type="float" office:value="692" calcext:value-type="float">
            <text:p>692</text:p>
          </table:table-cell>
          <table:table-cell table:number-columns-repeated="1021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29" calcext:value-type="float">
            <text:p>229</text:p>
          </table:table-cell>
          <table:table-cell office:value-type="float" office:value="583" calcext:value-type="float">
            <text:p>583</text:p>
          </table:table-cell>
          <table:table-cell table:number-columns-repeated="1021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56" calcext:value-type="float">
            <text:p>156</text:p>
          </table:table-cell>
          <table:table-cell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95" calcext:value-type="float">
            <text:p>195</text:p>
          </table:table-cell>
          <table:table-cell office:value-type="float" office:value="688" calcext:value-type="float">
            <text:p>688</text:p>
          </table:table-cell>
          <table:table-cell table:number-columns-repeated="1021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70" calcext:value-type="float">
            <text:p>370</text:p>
          </table:table-cell>
          <table:table-cell office:value-type="float" office:value="676" calcext:value-type="float">
            <text:p>676</text:p>
          </table:table-cell>
          <table:table-cell table:number-columns-repeated="1021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324" calcext:value-type="float">
            <text:p>324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85" calcext:value-type="float">
            <text:p>285</text:p>
          </table:table-cell>
          <table:table-cell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7" calcext:value-type="float">
            <text:p>17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61" calcext:value-type="float">
            <text:p>161</text:p>
          </table:table-cell>
          <table:table-cell office:value-type="float" office:value="460" calcext:value-type="float">
            <text:p>460</text:p>
          </table:table-cell>
          <table:table-cell table:number-columns-repeated="1021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4" calcext:value-type="float">
            <text:p>24</text:p>
          </table:table-cell>
          <table:table-cell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0" calcext:value-type="float">
            <text:p>30</text:p>
          </table:table-cell>
          <table:table-cell office:value-type="float" office:value="461" calcext:value-type="float">
            <text:p>461</text:p>
          </table:table-cell>
          <table:table-cell table:number-columns-repeated="1021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50" calcext:value-type="float">
            <text:p>250</text:p>
          </table:table-cell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06" calcext:value-type="float">
            <text:p>306</text:p>
          </table:table-cell>
          <table:table-cell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8" calcext:value-type="float">
            <text:p>108</text:p>
          </table:table-cell>
          <table:table-cell office:value-type="float" office:value="583" calcext:value-type="float">
            <text:p>583</text:p>
          </table:table-cell>
          <table:table-cell table:number-columns-repeated="1021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3" calcext:value-type="float">
            <text:p>33</text:p>
          </table:table-cell>
          <table:table-cell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21" calcext:value-type="float">
            <text:p>221</text:p>
          </table:table-cell>
          <table:table-cell office:value-type="float" office:value="477" calcext:value-type="float">
            <text:p>477</text:p>
          </table:table-cell>
          <table:table-cell table:number-columns-repeated="1021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0" calcext:value-type="float">
            <text:p>10</text:p>
          </table:table-cell>
          <table:table-cell office:value-type="float" office:value="323" calcext:value-type="float">
            <text:p>323</text:p>
          </table:table-cell>
          <table:table-cell table:number-columns-repeated="1021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6" calcext:value-type="float">
            <text:p>26</text:p>
          </table:table-cell>
          <table:table-cell office:value-type="float" office:value="613" calcext:value-type="float">
            <text:p>613</text:p>
          </table:table-cell>
          <table:table-cell table:number-columns-repeated="1021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95" calcext:value-type="float">
            <text:p>195</text:p>
          </table:table-cell>
          <table:table-cell office:value-type="float" office:value="424" calcext:value-type="float">
            <text:p>424</text:p>
          </table:table-cell>
          <table:table-cell table:number-columns-repeated="1021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63" calcext:value-type="float">
            <text:p>263</text:p>
          </table:table-cell>
          <table:table-cell office:value-type="float" office:value="574" calcext:value-type="float">
            <text:p>574</text:p>
          </table:table-cell>
          <table:table-cell table:number-columns-repeated="1021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52" calcext:value-type="float">
            <text:p>252</text:p>
          </table:table-cell>
          <table:table-cell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58" calcext:value-type="float">
            <text:p>258</text:p>
          </table:table-cell>
          <table:table-cell office:value-type="float" office:value="477" calcext:value-type="float">
            <text:p>477</text:p>
          </table:table-cell>
          <table:table-cell table:number-columns-repeated="1021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12" calcext:value-type="float">
            <text:p>312</text:p>
          </table:table-cell>
          <table:table-cell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3" calcext:value-type="float">
            <text:p>53</text:p>
          </table:table-cell>
          <table:table-cell office:value-type="float" office:value="623" calcext:value-type="float">
            <text:p>623</text:p>
          </table:table-cell>
          <table:table-cell table:number-columns-repeated="1021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89" calcext:value-type="float">
            <text:p>89</text:p>
          </table:table-cell>
          <table:table-cell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77" calcext:value-type="float">
            <text:p>377</text:p>
          </table:table-cell>
          <table:table-cell office:value-type="float" office:value="646" calcext:value-type="float">
            <text:p>646</text:p>
          </table:table-cell>
          <table:table-cell table:number-columns-repeated="1021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12" calcext:value-type="float">
            <text:p>312</text:p>
          </table:table-cell>
          <table:table-cell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55" calcext:value-type="float">
            <text:p>255</text:p>
          </table:table-cell>
          <table:table-cell office:value-type="float" office:value="580" calcext:value-type="float">
            <text:p>580</text:p>
          </table:table-cell>
          <table:table-cell table:number-columns-repeated="1021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19" calcext:value-type="float">
            <text:p>219</text:p>
          </table:table-cell>
          <table:table-cell office:value-type="float" office:value="577" calcext:value-type="float">
            <text:p>577</text:p>
          </table:table-cell>
          <table:table-cell table:number-columns-repeated="1021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74" calcext:value-type="float">
            <text:p>374</text:p>
          </table:table-cell>
          <table:table-cell office:value-type="float" office:value="580" calcext:value-type="float">
            <text:p>580</text:p>
          </table:table-cell>
          <table:table-cell table:number-columns-repeated="1021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5" calcext:value-type="float">
            <text:p>15</text:p>
          </table:table-cell>
          <table:table-cell office:value-type="float" office:value="516" calcext:value-type="float">
            <text:p>516</text:p>
          </table:table-cell>
          <table:table-cell table:number-columns-repeated="1021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94" calcext:value-type="float">
            <text:p>294</text:p>
          </table:table-cell>
          <table:table-cell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7" calcext:value-type="float">
            <text:p>37</text:p>
          </table:table-cell>
          <table:table-cell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7" calcext:value-type="float">
            <text:p>87</text:p>
          </table:table-cell>
          <table:table-cell office:value-type="float" office:value="547" calcext:value-type="float">
            <text:p>547</text:p>
          </table:table-cell>
          <table:table-cell table:number-columns-repeated="1021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57" calcext:value-type="float">
            <text:p>157</text:p>
          </table:table-cell>
          <table:table-cell office:value-type="float" office:value="393" calcext:value-type="float">
            <text:p>393</text:p>
          </table:table-cell>
          <table:table-cell table:number-columns-repeated="1021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75" calcext:value-type="float">
            <text:p>75</text:p>
          </table:table-cell>
          <table:table-cell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02" calcext:value-type="float">
            <text:p>302</text:p>
          </table:table-cell>
          <table:table-cell office:value-type="float" office:value="521" calcext:value-type="float">
            <text:p>521</text:p>
          </table:table-cell>
          <table:table-cell table:number-columns-repeated="1021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3" calcext:value-type="float">
            <text:p>33</text:p>
          </table:table-cell>
          <table:table-cell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18" calcext:value-type="float">
            <text:p>118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1" calcext:value-type="float">
            <text:p>31</text:p>
          </table:table-cell>
          <table:table-cell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office:value-type="float" office:value="382" calcext:value-type="float">
            <text:p>382</text:p>
          </table:table-cell>
          <table:table-cell table:number-columns-repeated="1021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65" calcext:value-type="float">
            <text:p>165</text:p>
          </table:table-cell>
          <table:table-cell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58" calcext:value-type="float">
            <text:p>158</text:p>
          </table:table-cell>
          <table:table-cell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34" calcext:value-type="float">
            <text:p>234</text:p>
          </table:table-cell>
          <table:table-cell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80" calcext:value-type="float">
            <text:p>80</text:p>
          </table:table-cell>
          <table:table-cell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85" calcext:value-type="float">
            <text:p>85</text:p>
          </table:table-cell>
          <table:table-cell office:value-type="float" office:value="548" calcext:value-type="float">
            <text:p>548</text:p>
          </table:table-cell>
          <table:table-cell table:number-columns-repeated="1021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82" calcext:value-type="float">
            <text:p>182</text:p>
          </table:table-cell>
          <table:table-cell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97" calcext:value-type="float">
            <text:p>297</text:p>
          </table:table-cell>
          <table:table-cell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2" calcext:value-type="float">
            <text:p>42</text:p>
          </table:table-cell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45" calcext:value-type="float">
            <text:p>245</text:p>
          </table:table-cell>
          <table:table-cell office:value-type="float" office:value="672" calcext:value-type="float">
            <text:p>672</text:p>
          </table:table-cell>
          <table:table-cell table:number-columns-repeated="1021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5" calcext:value-type="float">
            <text:p>15</text:p>
          </table:table-cell>
          <table:table-cell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14" calcext:value-type="float">
            <text:p>214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57" calcext:value-type="float">
            <text:p>357</text:p>
          </table:table-cell>
          <table:table-cell office:value-type="float" office:value="644" calcext:value-type="float">
            <text:p>644</text:p>
          </table:table-cell>
          <table:table-cell table:number-columns-repeated="1021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46" calcext:value-type="float">
            <text:p>146</text:p>
          </table:table-cell>
          <table:table-cell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41" calcext:value-type="float">
            <text:p>141</text:p>
          </table:table-cell>
          <table:table-cell office:value-type="float" office:value="477" calcext:value-type="float">
            <text:p>477</text:p>
          </table:table-cell>
          <table:table-cell table:number-columns-repeated="1021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90" calcext:value-type="float">
            <text:p>90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34" calcext:value-type="float">
            <text:p>134</text:p>
          </table:table-cell>
          <table:table-cell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5" calcext:value-type="float">
            <text:p>5</text:p>
          </table:table-cell>
          <table:table-cell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07" calcext:value-type="float">
            <text:p>107</text:p>
          </table:table-cell>
          <table:table-cell office:value-type="float" office:value="647" calcext:value-type="float">
            <text:p>647</text:p>
          </table:table-cell>
          <table:table-cell table:number-columns-repeated="1021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94" calcext:value-type="float">
            <text:p>194</text:p>
          </table:table-cell>
          <table:table-cell office:value-type="float" office:value="573" calcext:value-type="float">
            <text:p>573</text:p>
          </table:table-cell>
          <table:table-cell table:number-columns-repeated="1021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5" calcext:value-type="float">
            <text:p>25</text:p>
          </table:table-cell>
          <table:table-cell office:value-type="float" office:value="421" calcext:value-type="float">
            <text:p>421</text:p>
          </table:table-cell>
          <table:table-cell table:number-columns-repeated="1021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9" calcext:value-type="float">
            <text:p>179</text:p>
          </table:table-cell>
          <table:table-cell office:value-type="float" office:value="438" calcext:value-type="float">
            <text:p>438</text:p>
          </table:table-cell>
          <table:table-cell table:number-columns-repeated="1021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60" calcext:value-type="float">
            <text:p>160</text:p>
          </table:table-cell>
          <table:table-cell office:value-type="float" office:value="616" calcext:value-type="float">
            <text:p>616</text:p>
          </table:table-cell>
          <table:table-cell table:number-columns-repeated="1021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39" calcext:value-type="float">
            <text:p>139</text:p>
          </table:table-cell>
          <table:table-cell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7" calcext:value-type="float">
            <text:p>67</text:p>
          </table:table-cell>
          <table:table-cell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93" calcext:value-type="float">
            <text:p>193</text:p>
          </table:table-cell>
          <table:table-cell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47" calcext:value-type="float">
            <text:p>47</text:p>
          </table:table-cell>
          <table:table-cell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31" calcext:value-type="float">
            <text:p>231</text:p>
          </table:table-cell>
          <table:table-cell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13" calcext:value-type="float">
            <text:p>113</text:p>
          </table:table-cell>
          <table:table-cell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39" calcext:value-type="float">
            <text:p>239</text:p>
          </table:table-cell>
          <table:table-cell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97" calcext:value-type="float">
            <text:p>297</text:p>
          </table:table-cell>
          <table:table-cell office:value-type="float" office:value="573" calcext:value-type="float">
            <text:p>573</text:p>
          </table:table-cell>
          <table:table-cell table:number-columns-repeated="1021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82" calcext:value-type="float">
            <text:p>182</text:p>
          </table:table-cell>
          <table:table-cell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4" calcext:value-type="float">
            <text:p>14</text:p>
          </table:table-cell>
          <table:table-cell office:value-type="float" office:value="573" calcext:value-type="float">
            <text:p>573</text:p>
          </table:table-cell>
          <table:table-cell table:number-columns-repeated="1021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20" calcext:value-type="float">
            <text:p>320</text:p>
          </table:table-cell>
          <table:table-cell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99" calcext:value-type="float">
            <text:p>199</text:p>
          </table:table-cell>
          <table:table-cell office:value-type="float" office:value="417" calcext:value-type="float">
            <text:p>417</text:p>
          </table:table-cell>
          <table:table-cell table:number-columns-repeated="1021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77" calcext:value-type="float">
            <text:p>177</text:p>
          </table:table-cell>
          <table:table-cell office:value-type="float" office:value="644" calcext:value-type="float">
            <text:p>644</text:p>
          </table:table-cell>
          <table:table-cell table:number-columns-repeated="1021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87" calcext:value-type="float">
            <text:p>287</text:p>
          </table:table-cell>
          <table:table-cell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58" calcext:value-type="float">
            <text:p>158</text:p>
          </table:table-cell>
          <table:table-cell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1" calcext:value-type="float">
            <text:p>61</text:p>
          </table:table-cell>
          <table:table-cell office:value-type="float" office:value="428" calcext:value-type="float">
            <text:p>428</text:p>
          </table:table-cell>
          <table:table-cell table:number-columns-repeated="1021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36" calcext:value-type="float">
            <text:p>336</text:p>
          </table:table-cell>
          <table:table-cell office:value-type="float" office:value="624" calcext:value-type="float">
            <text:p>624</text:p>
          </table:table-cell>
          <table:table-cell table:number-columns-repeated="1021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83" calcext:value-type="float">
            <text:p>283</text:p>
          </table:table-cell>
          <table:table-cell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54" calcext:value-type="float">
            <text:p>154</text:p>
          </table:table-cell>
          <table:table-cell office:value-type="float" office:value="608" calcext:value-type="float">
            <text:p>608</text:p>
          </table:table-cell>
          <table:table-cell table:number-columns-repeated="1021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76" calcext:value-type="float">
            <text:p>176</text:p>
          </table:table-cell>
          <table:table-cell office:value-type="float" office:value="540" calcext:value-type="float">
            <text:p>540</text:p>
          </table:table-cell>
          <table:table-cell table:number-columns-repeated="1021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00" calcext:value-type="float">
            <text:p>200</text:p>
          </table:table-cell>
          <table:table-cell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87" calcext:value-type="float">
            <text:p>487</text:p>
          </table:table-cell>
          <table:table-cell office:value-type="float" office:value="691" calcext:value-type="float">
            <text:p>691</text:p>
          </table:table-cell>
          <table:table-cell table:number-columns-repeated="1021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54" calcext:value-type="float">
            <text:p>154</text:p>
          </table:table-cell>
          <table:table-cell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89" calcext:value-type="float">
            <text:p>289</text:p>
          </table:table-cell>
          <table:table-cell office:value-type="float" office:value="695" calcext:value-type="float">
            <text:p>695</text:p>
          </table:table-cell>
          <table:table-cell table:number-columns-repeated="1021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49" calcext:value-type="float">
            <text:p>149</text:p>
          </table:table-cell>
          <table:table-cell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05" calcext:value-type="float">
            <text:p>205</text:p>
          </table:table-cell>
          <table:table-cell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table:number-columns-repeated="1021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0" calcext:value-type="float">
            <text:p>20</text:p>
          </table:table-cell>
          <table:table-cell office:value-type="float" office:value="540" calcext:value-type="float">
            <text:p>540</text:p>
          </table:table-cell>
          <table:table-cell table:number-columns-repeated="1021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82" calcext:value-type="float">
            <text:p>82</text:p>
          </table:table-cell>
          <table:table-cell office:value-type="float" office:value="663" calcext:value-type="float">
            <text:p>663</text:p>
          </table:table-cell>
          <table:table-cell table:number-columns-repeated="1021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4" calcext:value-type="float">
            <text:p>64</text:p>
          </table:table-cell>
          <table:table-cell office:value-type="float" office:value="662" calcext:value-type="float">
            <text:p>662</text:p>
          </table:table-cell>
          <table:table-cell table:number-columns-repeated="1021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40" calcext:value-type="float">
            <text:p>140</text:p>
          </table:table-cell>
          <table:table-cell office:value-type="float" office:value="590" calcext:value-type="float">
            <text:p>590</text:p>
          </table:table-cell>
          <table:table-cell table:number-columns-repeated="1021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4" calcext:value-type="float">
            <text:p>14</text:p>
          </table:table-cell>
          <table:table-cell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92" calcext:value-type="float">
            <text:p>92</text:p>
          </table:table-cell>
          <table:table-cell office:value-type="float" office:value="676" calcext:value-type="float">
            <text:p>676</text:p>
          </table:table-cell>
          <table:table-cell table:number-columns-repeated="102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04" calcext:value-type="float">
            <text:p>204</text:p>
          </table:table-cell>
          <table:table-cell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81" calcext:value-type="float">
            <text:p>281</text:p>
          </table:table-cell>
          <table:table-cell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402" calcext:value-type="float">
            <text:p>402</text:p>
          </table:table-cell>
          <table:table-cell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56" calcext:value-type="float">
            <text:p>156</text:p>
          </table:table-cell>
          <table:table-cell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3" calcext:value-type="float">
            <text:p>33</text:p>
          </table:table-cell>
          <table:table-cell office:value-type="float" office:value="580" calcext:value-type="float">
            <text:p>580</text:p>
          </table:table-cell>
          <table:table-cell table:number-columns-repeated="102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85" calcext:value-type="float">
            <text:p>385</text:p>
          </table:table-cell>
          <table:table-cell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0" calcext:value-type="float">
            <text:p>260</text:p>
          </table:table-cell>
          <table:table-cell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08" calcext:value-type="float">
            <text:p>308</text:p>
          </table:table-cell>
          <table:table-cell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88" calcext:value-type="float">
            <text:p>288</text:p>
          </table:table-cell>
          <table:table-cell office:value-type="float" office:value="569" calcext:value-type="float">
            <text:p>569</text:p>
          </table:table-cell>
          <table:table-cell table:number-columns-repeated="1021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7" calcext:value-type="float">
            <text:p>37</text:p>
          </table:table-cell>
          <table:table-cell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11" calcext:value-type="float">
            <text:p>311</text:p>
          </table:table-cell>
          <table:table-cell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93" calcext:value-type="float">
            <text:p>193</text:p>
          </table:table-cell>
          <table:table-cell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70" calcext:value-type="float">
            <text:p>170</text:p>
          </table:table-cell>
          <table:table-cell office:value-type="float" office:value="672" calcext:value-type="float">
            <text:p>672</text:p>
          </table:table-cell>
          <table:table-cell table:number-columns-repeated="1021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2" calcext:value-type="float">
            <text:p>62</text:p>
          </table:table-cell>
          <table:table-cell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71" calcext:value-type="float">
            <text:p>71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23" calcext:value-type="float">
            <text:p>123</text:p>
          </table:table-cell>
          <table:table-cell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01" calcext:value-type="float">
            <text:p>101</text:p>
          </table:table-cell>
          <table:table-cell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00" calcext:value-type="float">
            <text:p>400</text:p>
          </table:table-cell>
          <table:table-cell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59" calcext:value-type="float">
            <text:p>59</text:p>
          </table:table-cell>
          <table:table-cell office:value-type="float" office:value="344" calcext:value-type="float">
            <text:p>344</text:p>
          </table:table-cell>
          <table:table-cell table:number-columns-repeated="1021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79" calcext:value-type="float">
            <text:p>279</text:p>
          </table:table-cell>
          <table:table-cell office:value-type="float" office:value="522" calcext:value-type="float">
            <text:p>522</text:p>
          </table:table-cell>
          <table:table-cell table:number-columns-repeated="1021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44" calcext:value-type="float">
            <text:p>444</text:p>
          </table:table-cell>
          <table:table-cell office:value-type="float" office:value="664" calcext:value-type="float">
            <text:p>664</text:p>
          </table:table-cell>
          <table:table-cell table:number-columns-repeated="102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77" calcext:value-type="float">
            <text:p>277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05" calcext:value-type="float">
            <text:p>405</text:p>
          </table:table-cell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1" calcext:value-type="float">
            <text:p>21</text:p>
          </table:table-cell>
          <table:table-cell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5" calcext:value-type="float">
            <text:p>45</text:p>
          </table:table-cell>
          <table:table-cell office:value-type="float" office:value="554" calcext:value-type="float">
            <text:p>554</text:p>
          </table:table-cell>
          <table:table-cell table:number-columns-repeated="1021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19" calcext:value-type="float">
            <text:p>119</text:p>
          </table:table-cell>
          <table:table-cell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2" calcext:value-type="float">
            <text:p>22</text:p>
          </table:table-cell>
          <table:table-cell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34" calcext:value-type="float">
            <text:p>134</text:p>
          </table:table-cell>
          <table:table-cell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10" calcext:value-type="float">
            <text:p>110</text:p>
          </table:table-cell>
          <table:table-cell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9" calcext:value-type="float">
            <text:p>89</text:p>
          </table:table-cell>
          <table:table-cell office:value-type="float" office:value="647" calcext:value-type="float">
            <text:p>647</text:p>
          </table:table-cell>
          <table:table-cell table:number-columns-repeated="1021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34" calcext:value-type="float">
            <text:p>334</text:p>
          </table:table-cell>
          <table:table-cell office:value-type="float" office:value="612" calcext:value-type="float">
            <text:p>612</text:p>
          </table:table-cell>
          <table:table-cell table:number-columns-repeated="1021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53" calcext:value-type="float">
            <text:p>153</text:p>
          </table:table-cell>
          <table:table-cell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51" calcext:value-type="float">
            <text:p>351</text:p>
          </table:table-cell>
          <table:table-cell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9" calcext:value-type="float">
            <text:p>9</text:p>
          </table:table-cell>
          <table:table-cell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8" calcext:value-type="float">
            <text:p>58</text:p>
          </table:table-cell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13" calcext:value-type="float">
            <text:p>213</text:p>
          </table:table-cell>
          <table:table-cell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3" calcext:value-type="float">
            <text:p>203</text:p>
          </table:table-cell>
          <table:table-cell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24" calcext:value-type="float">
            <text:p>124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41" calcext:value-type="float">
            <text:p>41</text:p>
          </table:table-cell>
          <table:table-cell office:value-type="float" office:value="616" calcext:value-type="float">
            <text:p>616</text:p>
          </table:table-cell>
          <table:table-cell table:number-columns-repeated="1021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57" calcext:value-type="float">
            <text:p>57</text:p>
          </table:table-cell>
          <table:table-cell office:value-type="float" office:value="657" calcext:value-type="float">
            <text:p>657</text:p>
          </table:table-cell>
          <table:table-cell table:number-columns-repeated="1021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14" calcext:value-type="float">
            <text:p>114</text:p>
          </table:table-cell>
          <table:table-cell office:value-type="float" office:value="558" calcext:value-type="float">
            <text:p>558</text:p>
          </table:table-cell>
          <table:table-cell table:number-columns-repeated="1021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44" calcext:value-type="float">
            <text:p>144</text:p>
          </table:table-cell>
          <table:table-cell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27" calcext:value-type="float">
            <text:p>127</text:p>
          </table:table-cell>
          <table:table-cell office:value-type="float" office:value="632" calcext:value-type="float">
            <text:p>632</text:p>
          </table:table-cell>
          <table:table-cell table:number-columns-repeated="102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89" calcext:value-type="float">
            <text:p>289</text:p>
          </table:table-cell>
          <table:table-cell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17" calcext:value-type="float">
            <text:p>117</text:p>
          </table:table-cell>
          <table:table-cell office:value-type="float" office:value="698" calcext:value-type="float">
            <text:p>698</text:p>
          </table:table-cell>
          <table:table-cell table:number-columns-repeated="1021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90" calcext:value-type="float">
            <text:p>290</text:p>
          </table:table-cell>
          <table:table-cell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88" calcext:value-type="float">
            <text:p>288</text:p>
          </table:table-cell>
          <table:table-cell office:value-type="float" office:value="597" calcext:value-type="float">
            <text:p>597</text:p>
          </table:table-cell>
          <table:table-cell table:number-columns-repeated="102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2" calcext:value-type="float">
            <text:p>92</text:p>
          </table:table-cell>
          <table:table-cell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9" calcext:value-type="float">
            <text:p>109</text:p>
          </table:table-cell>
          <table:table-cell office:value-type="float" office:value="549" calcext:value-type="float">
            <text:p>549</text:p>
          </table:table-cell>
          <table:table-cell table:number-columns-repeated="102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9" calcext:value-type="float">
            <text:p>79</text:p>
          </table:table-cell>
          <table:table-cell office:value-type="float" office:value="657" calcext:value-type="float">
            <text:p>657</text:p>
          </table:table-cell>
          <table:table-cell table:number-columns-repeated="102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3" calcext:value-type="float">
            <text:p>53</text:p>
          </table:table-cell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8" calcext:value-type="float">
            <text:p>148</text:p>
          </table:table-cell>
          <table:table-cell office:value-type="float" office:value="376" calcext:value-type="float">
            <text:p>376</text:p>
          </table:table-cell>
          <table:table-cell table:number-columns-repeated="102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7" calcext:value-type="float">
            <text:p>37</text:p>
          </table:table-cell>
          <table:table-cell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4" calcext:value-type="float">
            <text:p>134</text:p>
          </table:table-cell>
          <table:table-cell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8" calcext:value-type="float">
            <text:p>108</text:p>
          </table:table-cell>
          <table:table-cell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3" calcext:value-type="float">
            <text:p>203</text:p>
          </table:table-cell>
          <table:table-cell office:value-type="float" office:value="644" calcext:value-type="float">
            <text:p>644</text:p>
          </table:table-cell>
          <table:table-cell table:number-columns-repeated="10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8" calcext:value-type="float">
            <text:p>118</text:p>
          </table:table-cell>
          <table:table-cell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9" calcext:value-type="float">
            <text:p>199</text:p>
          </table:table-cell>
          <table:table-cell office:value-type="float" office:value="612" calcext:value-type="float">
            <text:p>612</text:p>
          </table:table-cell>
          <table:table-cell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2" calcext:value-type="float">
            <text:p>92</text:p>
          </table:table-cell>
          <table:table-cell office:value-type="float" office:value="598" calcext:value-type="float">
            <text:p>598</text:p>
          </table:table-cell>
          <table:table-cell table:number-columns-repeated="10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table:number-columns-repeated="10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table:number-columns-repeated="102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9" calcext:value-type="float">
            <text:p>279</text:p>
          </table:table-cell>
          <table:table-cell office:value-type="float" office:value="695" calcext:value-type="float">
            <text:p>695</text:p>
          </table:table-cell>
          <table:table-cell table:number-columns-repeated="102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87" calcext:value-type="float">
            <text:p>87</text:p>
          </table:table-cell>
          <table:table-cell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69" calcext:value-type="float">
            <text:p>169</text:p>
          </table:table-cell>
          <table:table-cell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2" calcext:value-type="float">
            <text:p>62</text:p>
          </table:table-cell>
          <table:table-cell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44" calcext:value-type="float">
            <text:p>44</text:p>
          </table:table-cell>
          <table:table-cell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54" calcext:value-type="float">
            <text:p>54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29" calcext:value-type="float">
            <text:p>129</text:p>
          </table:table-cell>
          <table:table-cell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47" calcext:value-type="float">
            <text:p>147</text:p>
          </table:table-cell>
          <table:table-cell office:value-type="float" office:value="639" calcext:value-type="float">
            <text:p>639</text:p>
          </table:table-cell>
          <table:table-cell table:number-columns-repeated="1021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15" calcext:value-type="float">
            <text:p>215</text:p>
          </table:table-cell>
          <table:table-cell office:value-type="float" office:value="595" calcext:value-type="float">
            <text:p>595</text:p>
          </table:table-cell>
          <table:table-cell table:number-columns-repeated="1021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82" calcext:value-type="float">
            <text:p>82</text:p>
          </table:table-cell>
          <table:table-cell office:value-type="float" office:value="572" calcext:value-type="float">
            <text:p>572</text:p>
          </table:table-cell>
          <table:table-cell table:number-columns-repeated="1021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3" calcext:value-type="float">
            <text:p>13</text:p>
          </table:table-cell>
          <table:table-cell office:value-type="float" office:value="613" calcext:value-type="float">
            <text:p>613</text:p>
          </table:table-cell>
          <table:table-cell table:number-columns-repeated="1021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" calcext:value-type="float">
            <text:p>237</text:p>
          </table:table-cell>
          <table:table-cell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46" calcext:value-type="float">
            <text:p>146</text:p>
          </table:table-cell>
          <table:table-cell office:value-type="float" office:value="635" calcext:value-type="float">
            <text:p>635</text:p>
          </table:table-cell>
          <table:table-cell table:number-columns-repeated="1021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06" calcext:value-type="float">
            <text:p>206</text:p>
          </table:table-cell>
          <table:table-cell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83" calcext:value-type="float">
            <text:p>283</text:p>
          </table:table-cell>
          <table:table-cell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78" calcext:value-type="float">
            <text:p>378</text:p>
          </table:table-cell>
          <table:table-cell office:value-type="float" office:value="631" calcext:value-type="float">
            <text:p>631</text:p>
          </table:table-cell>
          <table:table-cell table:number-columns-repeated="1021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416" calcext:value-type="float">
            <text:p>416</text:p>
          </table:table-cell>
          <table:table-cell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table:number-columns-repeated="1021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94" calcext:value-type="float">
            <text:p>294</text:p>
          </table:table-cell>
          <table:table-cell office:value-type="float" office:value="692" calcext:value-type="float">
            <text:p>692</text:p>
          </table:table-cell>
          <table:table-cell table:number-columns-repeated="1021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60" calcext:value-type="float">
            <text:p>160</text:p>
          </table:table-cell>
          <table:table-cell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49" calcext:value-type="float">
            <text:p>49</text:p>
          </table:table-cell>
          <table:table-cell office:value-type="float" office:value="559" calcext:value-type="float">
            <text:p>559</text:p>
          </table:table-cell>
          <table:table-cell table:number-columns-repeated="1021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73" calcext:value-type="float">
            <text:p>173</text:p>
          </table:table-cell>
          <table:table-cell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43" calcext:value-type="float">
            <text:p>143</text:p>
          </table:table-cell>
          <table:table-cell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35" calcext:value-type="float">
            <text:p>235</text:p>
          </table:table-cell>
          <table:table-cell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59" calcext:value-type="float">
            <text:p>59</text:p>
          </table:table-cell>
          <table:table-cell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56" calcext:value-type="float">
            <text:p>56</text:p>
          </table:table-cell>
          <table:table-cell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67" calcext:value-type="float">
            <text:p>167</text:p>
          </table:table-cell>
          <table:table-cell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40" calcext:value-type="float">
            <text:p>40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57" calcext:value-type="float">
            <text:p>57</text:p>
          </table:table-cell>
          <table:table-cell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35" calcext:value-type="float">
            <text:p>235</text:p>
          </table:table-cell>
          <table:table-cell office:value-type="float" office:value="573" calcext:value-type="float">
            <text:p>573</text:p>
          </table:table-cell>
          <table:table-cell table:number-columns-repeated="1021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7" calcext:value-type="float">
            <text:p>37</text:p>
          </table:table-cell>
          <table:table-cell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74" calcext:value-type="float">
            <text:p>274</text:p>
          </table:table-cell>
          <table:table-cell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95" calcext:value-type="float">
            <text:p>395</text:p>
          </table:table-cell>
          <table:table-cell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number-columns-repeated="1021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65" calcext:value-type="float">
            <text:p>165</text:p>
          </table:table-cell>
          <table:table-cell office:value-type="float" office:value="549" calcext:value-type="float">
            <text:p>549</text:p>
          </table:table-cell>
          <table:table-cell table:number-columns-repeated="1021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56" calcext:value-type="float">
            <text:p>156</text:p>
          </table:table-cell>
          <table:table-cell office:value-type="float" office:value="616" calcext:value-type="float">
            <text:p>616</text:p>
          </table:table-cell>
          <table:table-cell table:number-columns-repeated="1021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17" calcext:value-type="float">
            <text:p>217</text:p>
          </table:table-cell>
          <table:table-cell office:value-type="float" office:value="641" calcext:value-type="float">
            <text:p>641</text:p>
          </table:table-cell>
          <table:table-cell table:number-columns-repeated="1021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87" calcext:value-type="float">
            <text:p>87</text:p>
          </table:table-cell>
          <table:table-cell office:value-type="float" office:value="389" calcext:value-type="float">
            <text:p>389</text:p>
          </table:table-cell>
          <table:table-cell table:number-columns-repeated="1021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83" calcext:value-type="float">
            <text:p>283</text:p>
          </table:table-cell>
          <table:table-cell office:value-type="float" office:value="655" calcext:value-type="float">
            <text:p>655</text:p>
          </table:table-cell>
          <table:table-cell table:number-columns-repeated="1021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03" calcext:value-type="float">
            <text:p>103</text:p>
          </table:table-cell>
          <table:table-cell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58" calcext:value-type="float">
            <text:p>258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41" calcext:value-type="float">
            <text:p>41</text:p>
          </table:table-cell>
          <table:table-cell office:value-type="float" office:value="603" calcext:value-type="float">
            <text:p>603</text:p>
          </table:table-cell>
          <table:table-cell table:number-columns-repeated="1021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table:number-columns-repeated="1021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12" calcext:value-type="float">
            <text:p>112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07" calcext:value-type="float">
            <text:p>107</text:p>
          </table:table-cell>
          <table:table-cell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51" calcext:value-type="float">
            <text:p>251</text:p>
          </table:table-cell>
          <table:table-cell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58" calcext:value-type="float">
            <text:p>158</text:p>
          </table:table-cell>
          <table:table-cell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22" calcext:value-type="float">
            <text:p>222</text:p>
          </table:table-cell>
          <table:table-cell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84" calcext:value-type="float">
            <text:p>184</text:p>
          </table:table-cell>
          <table:table-cell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19" calcext:value-type="float">
            <text:p>419</text:p>
          </table:table-cell>
          <table:table-cell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99" calcext:value-type="float">
            <text:p>99</text:p>
          </table:table-cell>
          <table:table-cell office:value-type="float" office:value="651" calcext:value-type="float">
            <text:p>651</text:p>
          </table:table-cell>
          <table:table-cell table:number-columns-repeated="1021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66" calcext:value-type="float">
            <text:p>366</text:p>
          </table:table-cell>
          <table:table-cell office:value-type="float" office:value="641" calcext:value-type="float">
            <text:p>641</text:p>
          </table:table-cell>
          <table:table-cell table:number-columns-repeated="102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4" calcext:value-type="float">
            <text:p>14</text:p>
          </table:table-cell>
          <table:table-cell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56" calcext:value-type="float">
            <text:p>156</text:p>
          </table:table-cell>
          <table:table-cell office:value-type="float" office:value="580" calcext:value-type="float">
            <text:p>580</text:p>
          </table:table-cell>
          <table:table-cell table:number-columns-repeated="1021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98" calcext:value-type="float">
            <text:p>198</text:p>
          </table:table-cell>
          <table:table-cell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48" calcext:value-type="float">
            <text:p>48</text:p>
          </table:table-cell>
          <table:table-cell office:value-type="float" office:value="627" calcext:value-type="float">
            <text:p>627</text:p>
          </table:table-cell>
          <table:table-cell table:number-columns-repeated="1021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5" calcext:value-type="float">
            <text:p>35</text:p>
          </table:table-cell>
          <table:table-cell office:value-type="float" office:value="577" calcext:value-type="float">
            <text:p>577</text:p>
          </table:table-cell>
          <table:table-cell table:number-columns-repeated="1021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89" calcext:value-type="float">
            <text:p>189</text:p>
          </table:table-cell>
          <table:table-cell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61" calcext:value-type="float">
            <text:p>261</text:p>
          </table:table-cell>
          <table:table-cell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21" calcext:value-type="float">
            <text:p>121</text:p>
          </table:table-cell>
          <table:table-cell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03" calcext:value-type="float">
            <text:p>203</text:p>
          </table:table-cell>
          <table:table-cell office:value-type="float" office:value="439" calcext:value-type="float">
            <text:p>439</text:p>
          </table:table-cell>
          <table:table-cell table:number-columns-repeated="1021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03" calcext:value-type="float">
            <text:p>103</text:p>
          </table:table-cell>
          <table:table-cell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94" calcext:value-type="float">
            <text:p>194</text:p>
          </table:table-cell>
          <table:table-cell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35" calcext:value-type="float">
            <text:p>135</text:p>
          </table:table-cell>
          <table:table-cell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51" calcext:value-type="float">
            <text:p>351</text:p>
          </table:table-cell>
          <table:table-cell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3" calcext:value-type="float">
            <text:p>63</text:p>
          </table:table-cell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0" calcext:value-type="float">
            <text:p>60</text:p>
          </table:table-cell>
          <table:table-cell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43" calcext:value-type="float">
            <text:p>43</text:p>
          </table:table-cell>
          <table:table-cell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444" calcext:value-type="float">
            <text:p>444</text:p>
          </table:table-cell>
          <table:table-cell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06" calcext:value-type="float">
            <text:p>106</text:p>
          </table:table-cell>
          <table:table-cell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97" calcext:value-type="float">
            <text:p>97</text:p>
          </table:table-cell>
          <table:table-cell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83" calcext:value-type="float">
            <text:p>83</text:p>
          </table:table-cell>
          <table:table-cell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32" calcext:value-type="float">
            <text:p>32</text:p>
          </table:table-cell>
          <table:table-cell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21" calcext:value-type="float">
            <text:p>121</text:p>
          </table:table-cell>
          <table:table-cell office:value-type="float" office:value="646" calcext:value-type="float">
            <text:p>646</text:p>
          </table:table-cell>
          <table:table-cell table:number-columns-repeated="1021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80" calcext:value-type="float">
            <text:p>80</text:p>
          </table:table-cell>
          <table:table-cell office:value-type="float" office:value="656" calcext:value-type="float">
            <text:p>656</text:p>
          </table:table-cell>
          <table:table-cell table:number-columns-repeated="1021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96" calcext:value-type="float">
            <text:p>96</text:p>
          </table:table-cell>
          <table:table-cell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01" calcext:value-type="float">
            <text:p>201</text:p>
          </table:table-cell>
          <table:table-cell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74" calcext:value-type="float">
            <text:p>74</text:p>
          </table:table-cell>
          <table:table-cell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2" calcext:value-type="float">
            <text:p>12</text:p>
          </table:table-cell>
          <table:table-cell office:value-type="float" office:value="411" calcext:value-type="float">
            <text:p>411</text:p>
          </table:table-cell>
          <table:table-cell table:number-columns-repeated="1021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63" calcext:value-type="float">
            <text:p>163</text:p>
          </table:table-cell>
          <table:table-cell office:value-type="float" office:value="626" calcext:value-type="float">
            <text:p>626</text:p>
          </table:table-cell>
          <table:table-cell table:number-columns-repeated="1021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53" calcext:value-type="float">
            <text:p>153</text:p>
          </table:table-cell>
          <table:table-cell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5" calcext:value-type="float">
            <text:p>15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04" calcext:value-type="float">
            <text:p>104</text:p>
          </table:table-cell>
          <table:table-cell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33" calcext:value-type="float">
            <text:p>133</text:p>
          </table:table-cell>
          <table:table-cell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9" calcext:value-type="float">
            <text:p>39</text:p>
          </table:table-cell>
          <table:table-cell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2" calcext:value-type="float">
            <text:p>22</text:p>
          </table:table-cell>
          <table:table-cell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10" calcext:value-type="float">
            <text:p>210</text:p>
          </table:table-cell>
          <table:table-cell office:value-type="float" office:value="540" calcext:value-type="float">
            <text:p>540</text:p>
          </table:table-cell>
          <table:table-cell table:number-columns-repeated="1021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79" calcext:value-type="float">
            <text:p>379</text:p>
          </table:table-cell>
          <table:table-cell office:value-type="float" office:value="667" calcext:value-type="float">
            <text:p>667</text:p>
          </table:table-cell>
          <table:table-cell table:number-columns-repeated="1021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58" calcext:value-type="float">
            <text:p>58</text:p>
          </table:table-cell>
          <table:table-cell office:value-type="float" office:value="424" calcext:value-type="float">
            <text:p>424</text:p>
          </table:table-cell>
          <table:table-cell table:number-columns-repeated="1021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323" calcext:value-type="float">
            <text:p>323</text:p>
          </table:table-cell>
          <table:table-cell office:value-type="float" office:value="655" calcext:value-type="float">
            <text:p>655</text:p>
          </table:table-cell>
          <table:table-cell table:number-columns-repeated="1021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03" calcext:value-type="float">
            <text:p>203</text:p>
          </table:table-cell>
          <table:table-cell office:value-type="float" office:value="677" calcext:value-type="float">
            <text:p>677</text:p>
          </table:table-cell>
          <table:table-cell table:number-columns-repeated="1021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366" calcext:value-type="float">
            <text:p>366</text:p>
          </table:table-cell>
          <table:table-cell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77" calcext:value-type="float">
            <text:p>177</text:p>
          </table:table-cell>
          <table:table-cell office:value-type="float" office:value="672" calcext:value-type="float">
            <text:p>672</text:p>
          </table:table-cell>
          <table:table-cell table:number-columns-repeated="1021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26" calcext:value-type="float">
            <text:p>126</text:p>
          </table:table-cell>
          <table:table-cell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72" calcext:value-type="float">
            <text:p>172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9" calcext:value-type="float">
            <text:p>19</text:p>
          </table:table-cell>
          <table:table-cell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9" calcext:value-type="float">
            <text:p>19</text:p>
          </table:table-cell>
          <table:table-cell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88" calcext:value-type="float">
            <text:p>288</text:p>
          </table:table-cell>
          <table:table-cell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6" calcext:value-type="float">
            <text:p>46</text:p>
          </table:table-cell>
          <table:table-cell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26" calcext:value-type="float">
            <text:p>226</text:p>
          </table:table-cell>
          <table:table-cell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28" calcext:value-type="float">
            <text:p>128</text:p>
          </table:table-cell>
          <table:table-cell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5" calcext:value-type="float">
            <text:p>15</text:p>
          </table:table-cell>
          <table:table-cell office:value-type="float" office:value="434" calcext:value-type="float">
            <text:p>434</text:p>
          </table:table-cell>
          <table:table-cell table:number-columns-repeated="1021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0" calcext:value-type="float">
            <text:p>220</text:p>
          </table:table-cell>
          <table:table-cell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04" calcext:value-type="float">
            <text:p>204</text:p>
          </table:table-cell>
          <table:table-cell office:value-type="float" office:value="631" calcext:value-type="float">
            <text:p>631</text:p>
          </table:table-cell>
          <table:table-cell table:number-columns-repeated="1021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47" calcext:value-type="float">
            <text:p>347</text:p>
          </table:table-cell>
          <table:table-cell office:value-type="float" office:value="616" calcext:value-type="float">
            <text:p>616</text:p>
          </table:table-cell>
          <table:table-cell table:number-columns-repeated="1021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85" calcext:value-type="float">
            <text:p>185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09" calcext:value-type="float">
            <text:p>109</text:p>
          </table:table-cell>
          <table:table-cell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75" calcext:value-type="float">
            <text:p>75</text:p>
          </table:table-cell>
          <table:table-cell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22" calcext:value-type="float">
            <text:p>222</text:p>
          </table:table-cell>
          <table:table-cell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374" calcext:value-type="float">
            <text:p>374</text:p>
          </table:table-cell>
          <table:table-cell office:value-type="float" office:value="598" calcext:value-type="float">
            <text:p>598</text:p>
          </table:table-cell>
          <table:table-cell table:number-columns-repeated="1021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82" calcext:value-type="float">
            <text:p>182</text:p>
          </table:table-cell>
          <table:table-cell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58" calcext:value-type="float">
            <text:p>358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2" calcext:value-type="float">
            <text:p>12</text:p>
          </table:table-cell>
          <table:table-cell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06" calcext:value-type="float">
            <text:p>306</text:p>
          </table:table-cell>
          <table:table-cell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5" calcext:value-type="float">
            <text:p>5</text:p>
          </table:table-cell>
          <table:table-cell office:value-type="float" office:value="568" calcext:value-type="float">
            <text:p>568</text:p>
          </table:table-cell>
          <table:table-cell table:number-columns-repeated="1021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22" calcext:value-type="float">
            <text:p>122</text:p>
          </table:table-cell>
          <table:table-cell office:value-type="float" office:value="597" calcext:value-type="float">
            <text:p>597</text:p>
          </table:table-cell>
          <table:table-cell table:number-columns-repeated="1021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5" calcext:value-type="float">
            <text:p>5</text:p>
          </table:table-cell>
          <table:table-cell office:value-type="float" office:value="406" calcext:value-type="float">
            <text:p>406</text:p>
          </table:table-cell>
          <table:table-cell table:number-columns-repeated="1021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08" calcext:value-type="float">
            <text:p>108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29" calcext:value-type="float">
            <text:p>129</text:p>
          </table:table-cell>
          <table:table-cell office:value-type="float" office:value="516" calcext:value-type="float">
            <text:p>516</text:p>
          </table:table-cell>
          <table:table-cell table:number-columns-repeated="1021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19" calcext:value-type="float">
            <text:p>219</text:p>
          </table:table-cell>
          <table:table-cell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table:number-columns-repeated="1021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62" calcext:value-type="float">
            <text:p>262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03" calcext:value-type="float">
            <text:p>103</text:p>
          </table:table-cell>
          <table:table-cell office:value-type="float" office:value="571" calcext:value-type="float">
            <text:p>571</text:p>
          </table:table-cell>
          <table:table-cell table:number-columns-repeated="1021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30" calcext:value-type="float">
            <text:p>30</text:p>
          </table:table-cell>
          <table:table-cell office:value-type="float" office:value="590" calcext:value-type="float">
            <text:p>590</text:p>
          </table:table-cell>
          <table:table-cell table:number-columns-repeated="1021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10" calcext:value-type="float">
            <text:p>210</text:p>
          </table:table-cell>
          <table:table-cell office:value-type="float" office:value="417" calcext:value-type="float">
            <text:p>417</text:p>
          </table:table-cell>
          <table:table-cell table:number-columns-repeated="1021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330" calcext:value-type="float">
            <text:p>330</text:p>
          </table:table-cell>
          <table:table-cell office:value-type="float" office:value="617" calcext:value-type="float">
            <text:p>617</text:p>
          </table:table-cell>
          <table:table-cell table:number-columns-repeated="1021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13" calcext:value-type="float">
            <text:p>213</text:p>
          </table:table-cell>
          <table:table-cell office:value-type="float" office:value="507" calcext:value-type="float">
            <text:p>507</text:p>
          </table:table-cell>
          <table:table-cell table:number-columns-repeated="1021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350" calcext:value-type="float">
            <text:p>350</text:p>
          </table:table-cell>
          <table:table-cell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84" calcext:value-type="float">
            <text:p>284</text:p>
          </table:table-cell>
          <table:table-cell office:value-type="float" office:value="584" calcext:value-type="float">
            <text:p>584</text:p>
          </table:table-cell>
          <table:table-cell table:number-columns-repeated="1021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17" calcext:value-type="float">
            <text:p>117</text:p>
          </table:table-cell>
          <table:table-cell office:value-type="float" office:value="558" calcext:value-type="float">
            <text:p>558</text:p>
          </table:table-cell>
          <table:table-cell table:number-columns-repeated="1021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333" calcext:value-type="float">
            <text:p>333</text:p>
          </table:table-cell>
          <table:table-cell office:value-type="float" office:value="544" calcext:value-type="float">
            <text:p>544</text:p>
          </table:table-cell>
          <table:table-cell table:number-columns-repeated="1021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91" calcext:value-type="float">
            <text:p>91</text:p>
          </table:table-cell>
          <table:table-cell office:value-type="float" office:value="666" calcext:value-type="float">
            <text:p>666</text:p>
          </table:table-cell>
          <table:table-cell table:number-columns-repeated="1021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4" calcext:value-type="float">
            <text:p>24</text:p>
          </table:table-cell>
          <table:table-cell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58" calcext:value-type="float">
            <text:p>58</text:p>
          </table:table-cell>
          <table:table-cell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5" calcext:value-type="float">
            <text:p>45</text:p>
          </table:table-cell>
          <table:table-cell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7" calcext:value-type="float">
            <text:p>27</text:p>
          </table:table-cell>
          <table:table-cell office:value-type="float" office:value="583" calcext:value-type="float">
            <text:p>583</text:p>
          </table:table-cell>
          <table:table-cell table:number-columns-repeated="1021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06" calcext:value-type="float">
            <text:p>106</text:p>
          </table:table-cell>
          <table:table-cell office:value-type="float" office:value="424" calcext:value-type="float">
            <text:p>424</text:p>
          </table:table-cell>
          <table:table-cell table:number-columns-repeated="1021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68" calcext:value-type="float">
            <text:p>268</text:p>
          </table:table-cell>
          <table:table-cell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32" calcext:value-type="float">
            <text:p>332</text:p>
          </table:table-cell>
          <table:table-cell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58" calcext:value-type="float">
            <text:p>158</text:p>
          </table:table-cell>
          <table:table-cell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37" calcext:value-type="float">
            <text:p>137</text:p>
          </table:table-cell>
          <table:table-cell office:value-type="float" office:value="627" calcext:value-type="float">
            <text:p>627</text:p>
          </table:table-cell>
          <table:table-cell table:number-columns-repeated="1021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380" calcext:value-type="float">
            <text:p>380</text:p>
          </table:table-cell>
          <table:table-cell office:value-type="float" office:value="692" calcext:value-type="float">
            <text:p>692</text:p>
          </table:table-cell>
          <table:table-cell table:number-columns-repeated="1021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351" calcext:value-type="float">
            <text:p>351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10" calcext:value-type="float">
            <text:p>110</text:p>
          </table:table-cell>
          <table:table-cell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36" calcext:value-type="float">
            <text:p>136</text:p>
          </table:table-cell>
          <table:table-cell office:value-type="float" office:value="676" calcext:value-type="float">
            <text:p>676</text:p>
          </table:table-cell>
          <table:table-cell table:number-columns-repeated="1021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89" calcext:value-type="float">
            <text:p>389</text:p>
          </table:table-cell>
          <table:table-cell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55" calcext:value-type="float">
            <text:p>55</text:p>
          </table:table-cell>
          <table:table-cell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78" calcext:value-type="float">
            <text:p>278</text:p>
          </table:table-cell>
          <table:table-cell office:value-type="float" office:value="642" calcext:value-type="float">
            <text:p>642</text:p>
          </table:table-cell>
          <table:table-cell table:number-columns-repeated="1021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76" calcext:value-type="float">
            <text:p>176</text:p>
          </table:table-cell>
          <table:table-cell office:value-type="float" office:value="580" calcext:value-type="float">
            <text:p>580</text:p>
          </table:table-cell>
          <table:table-cell table:number-columns-repeated="1021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table:number-columns-repeated="1021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75" calcext:value-type="float">
            <text:p>75</text:p>
          </table:table-cell>
          <table:table-cell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321" calcext:value-type="float">
            <text:p>321</text:p>
          </table:table-cell>
          <table:table-cell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257" calcext:value-type="float">
            <text:p>257</text:p>
          </table:table-cell>
          <table:table-cell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43" calcext:value-type="float">
            <text:p>343</text:p>
          </table:table-cell>
          <table:table-cell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352" calcext:value-type="float">
            <text:p>352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table:number-columns-repeated="1021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335" calcext:value-type="float">
            <text:p>335</text:p>
          </table:table-cell>
          <table:table-cell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43" calcext:value-type="float">
            <text:p>43</text:p>
          </table:table-cell>
          <table:table-cell office:value-type="float" office:value="544" calcext:value-type="float">
            <text:p>544</text:p>
          </table:table-cell>
          <table:table-cell table:number-columns-repeated="1021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302" calcext:value-type="float">
            <text:p>302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 table:number-rows-repeated="10476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swers" table:style-name="ta17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2" table:number-columns-repeated="1022" table:default-cell-style-name="Default"/>
        <table:table-row table:style-name="ro1"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Answe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nput.01</text:p>
          </table:table-cell>
          <table:table-cell table:style-name="ce6" office:value-type="string" calcext:value-type="string">
            <text:p>XXR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nput.02</text:p>
          </table:table-cell>
          <table:table-cell table:style-name="ce6" office:value-type="string" calcext:value-type="string">
            <text:p>XX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nput.03</text:p>
          </table:table-cell>
          <table:table-cell table:style-name="ce6" office:value-type="string" calcext:value-type="string">
            <text:p>XXXRXRXXR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nput.04</text:p>
          </table:table-cell>
          <table:table-cell table:style-name="ce6" office:value-type="string" calcext:value-type="string">
            <text:p>LXX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nput.05</text:p>
          </table:table-cell>
          <table:table-cell table:style-name="ce6"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nput.06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Input.07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Input.08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Input.09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Input.10</text:p>
          </table:table-cell>
          <table:table-cell table:style-name="ce6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0_1041_0_1041_2" table:base-cell-address="$Solve.$A$1042" table:expression="[.$A1041]+1"/>
        <table:named-expression table:name="SHARED_FORMULA_0_107_0_107_0" table:base-cell-address="$Input.$A$108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1105_0_1105_2" table:base-cell-address="$Solve.$A$1106" table:expression="[.$A1105]+1"/>
        <table:named-expression table:name="SHARED_FORMULA_0_1169_0_1169_2" table:base-cell-address="$Solve.$A$1170" table:expression="[.$A1169]+1"/>
        <table:named-expression table:name="SHARED_FORMULA_0_1233_0_1233_2" table:base-cell-address="$Solve.$A$1234" table:expression="[.$A1233]+1"/>
        <table:named-expression table:name="SHARED_FORMULA_0_1297_0_1297_2" table:base-cell-address="$Solve.$A$1298" table:expression="[.$A1297]+1"/>
        <table:named-expression table:name="SHARED_FORMULA_0_1361_0_1361_2" table:base-cell-address="$Solve.$A$1362" table:expression="[.$A1361]+1"/>
        <table:named-expression table:name="SHARED_FORMULA_0_1425_0_1425_2" table:base-cell-address="$Solve.$A$1426" table:expression="[.$A1425]+1"/>
        <table:named-expression table:name="SHARED_FORMULA_0_145_0_145_2" table:base-cell-address="$Solve.$A$146" table:expression="[.$A145]+1"/>
        <table:named-expression table:name="SHARED_FORMULA_0_1489_0_1489_2" table:base-cell-address="$Solve.$A$1490" table:expression="[.$A1489]+1"/>
        <table:named-expression table:name="SHARED_FORMULA_0_1553_0_1553_2" table:base-cell-address="$Solve.$A$1554" table:expression="[.$A1553]+1"/>
        <table:named-expression table:name="SHARED_FORMULA_0_1617_0_1617_2" table:base-cell-address="$Solve.$A$1618" table:expression="[.$A1617]+1"/>
        <table:named-expression table:name="SHARED_FORMULA_0_1681_0_1681_2" table:base-cell-address="$Solve.$A$1682" table:expression="[.$A1681]+1"/>
        <table:named-expression table:name="SHARED_FORMULA_0_171_0_171_0" table:base-cell-address="$Input.$A$172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1745_0_1745_2" table:base-cell-address="$Solve.$A$1746" table:expression="[.$A1745]+1"/>
        <table:named-expression table:name="SHARED_FORMULA_0_17_0_17_2" table:base-cell-address="$Solve.$A$18" table:expression="[.$A17]+1"/>
        <table:named-expression table:name="SHARED_FORMULA_0_1809_0_1809_2" table:base-cell-address="$Solve.$A$1810" table:expression="[.$A1809]+1"/>
        <table:named-expression table:name="SHARED_FORMULA_0_1873_0_1873_2" table:base-cell-address="$Solve.$A$1874" table:expression="[.$A1873]+1"/>
        <table:named-expression table:name="SHARED_FORMULA_0_1937_0_1937_2" table:base-cell-address="$Solve.$A$1938" table:expression="[.$A1937]+1"/>
        <table:named-expression table:name="SHARED_FORMULA_0_1_0_1_0" table:base-cell-address="$Input.$A$2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209_0_209_2" table:base-cell-address="$Solve.$A$210" table:expression="[.$A209]+1"/>
        <table:named-expression table:name="SHARED_FORMULA_0_234_0_234_0" table:base-cell-address="$Input.$A$235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273_0_273_2" table:base-cell-address="$Solve.$A$274" table:expression="[.$A273]+1"/>
        <table:named-expression table:name="SHARED_FORMULA_0_298_0_298_0" table:base-cell-address="$Input.$A$299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337_0_337_2" table:base-cell-address="$Solve.$A$338" table:expression="[.$A337]+1"/>
        <table:named-expression table:name="SHARED_FORMULA_0_361_0_361_0" table:base-cell-address="$Input.$A$362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401_0_401_2" table:base-cell-address="$Solve.$A$402" table:expression="[.$A401]+1"/>
        <table:named-expression table:name="SHARED_FORMULA_0_425_0_425_0" table:base-cell-address="$Input.$A$426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44_0_44_0" table:base-cell-address="$Input.$A$45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465_0_465_2" table:base-cell-address="$Solve.$A$466" table:expression="[.$A465]+1"/>
        <table:named-expression table:name="SHARED_FORMULA_0_488_0_488_0" table:base-cell-address="$Input.$A$489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529_0_529_2" table:base-cell-address="$Solve.$A$530" table:expression="[.$A529]+1"/>
        <table:named-expression table:name="SHARED_FORMULA_0_552_0_552_0" table:base-cell-address="$Input.$A$553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593_0_593_2" table:base-cell-address="$Solve.$A$594" table:expression="[.$A593]+1"/>
        <table:named-expression table:name="SHARED_FORMULA_0_615_0_615_0" table:base-cell-address="$Input.$A$616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657_0_657_2" table:base-cell-address="$Solve.$A$658" table:expression="[.$A657]+1"/>
        <table:named-expression table:name="SHARED_FORMULA_0_679_0_679_0" table:base-cell-address="$Input.$A$680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721_0_721_2" table:base-cell-address="$Solve.$A$722" table:expression="[.$A721]+1"/>
        <table:named-expression table:name="SHARED_FORMULA_0_742_0_742_0" table:base-cell-address="$Input.$A$743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785_0_785_2" table:base-cell-address="$Solve.$A$786" table:expression="[.$A785]+1"/>
        <table:named-expression table:name="SHARED_FORMULA_0_7_0_7_2" table:base-cell-address="$Solve.$A$8" table:expression="[.$A7]+1"/>
        <table:named-expression table:name="SHARED_FORMULA_0_806_0_806_0" table:base-cell-address="$Input.$A$807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81_0_81_2" table:base-cell-address="$Solve.$A$82" table:expression="[.$A81]+1"/>
        <table:named-expression table:name="SHARED_FORMULA_0_849_0_849_2" table:base-cell-address="$Solve.$A$850" table:expression="[.$A849]+1"/>
        <table:named-expression table:name="SHARED_FORMULA_0_869_0_869_0" table:base-cell-address="$Input.$A$870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913_0_913_2" table:base-cell-address="$Solve.$A$914" table:expression="[.$A913]+1"/>
        <table:named-expression table:name="SHARED_FORMULA_0_933_0_933_0" table:base-cell-address="$Input.$A$934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0_977_0_977_2" table:base-cell-address="$Solve.$A$978" table:expression="[.$A977]+1"/>
        <table:named-expression table:name="SHARED_FORMULA_0_996_0_996_0" table:base-cell-address="$Input.$A$997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1_0_1_0_0" table:base-cell-address="$Input.$B$1" table:expression="IF(ISBLANK(INDIRECT(ADDRESS(ROW();COLUMN();1;TRUE();&quot;Input.&quot;&amp;TEXT([.$G$1];&quot;00&quot;))));&quot;&quot;;INDIRECT(ADDRESS(ROW();COLUMN();1;TRUE();&quot;Input.&quot;&amp;TEXT([.$G$1];&quot;00&quot;))))"/>
        <table:named-expression table:name="SHARED_FORMULA_4_1041_4_1041_2" table:base-cell-address="$Solve.$E$1042" table:expression="IF([.$G1042]=&quot;&quot;;&quot;&quot;;IF([.$G1042]&gt;0;[.$F1041];[.$E1041]))"/>
        <table:named-expression table:name="SHARED_FORMULA_4_1105_4_1105_2" table:base-cell-address="$Solve.$E$1106" table:expression="IF([.$G1106]=&quot;&quot;;&quot;&quot;;IF([.$G1106]&gt;0;[.$F1105];[.$E1105]))"/>
        <table:named-expression table:name="SHARED_FORMULA_4_1169_4_1169_2" table:base-cell-address="$Solve.$E$1170" table:expression="IF([.$G1170]=&quot;&quot;;&quot;&quot;;IF([.$G1170]&gt;0;[.$F1169];[.$E1169]))"/>
        <table:named-expression table:name="SHARED_FORMULA_4_1233_4_1233_2" table:base-cell-address="$Solve.$E$1234" table:expression="IF([.$G1234]=&quot;&quot;;&quot;&quot;;IF([.$G1234]&gt;0;[.$F1233];[.$E1233]))"/>
        <table:named-expression table:name="SHARED_FORMULA_4_1297_4_1297_2" table:base-cell-address="$Solve.$E$1298" table:expression="IF([.$G1298]=&quot;&quot;;&quot;&quot;;IF([.$G1298]&gt;0;[.$F1297];[.$E1297]))"/>
        <table:named-expression table:name="SHARED_FORMULA_4_1361_4_1361_2" table:base-cell-address="$Solve.$E$1362" table:expression="IF([.$G1362]=&quot;&quot;;&quot;&quot;;IF([.$G1362]&gt;0;[.$F1361];[.$E1361]))"/>
        <table:named-expression table:name="SHARED_FORMULA_4_1425_4_1425_2" table:base-cell-address="$Solve.$E$1426" table:expression="IF([.$G1426]=&quot;&quot;;&quot;&quot;;IF([.$G1426]&gt;0;[.$F1425];[.$E1425]))"/>
        <table:named-expression table:name="SHARED_FORMULA_4_145_4_145_2" table:base-cell-address="$Solve.$E$146" table:expression="IF([.$G146]=&quot;&quot;;&quot;&quot;;IF([.$G146]&gt;0;[.$F145];[.$E145]))"/>
        <table:named-expression table:name="SHARED_FORMULA_4_1489_4_1489_2" table:base-cell-address="$Solve.$E$1490" table:expression="IF([.$G1490]=&quot;&quot;;&quot;&quot;;IF([.$G1490]&gt;0;[.$F1489];[.$E1489]))"/>
        <table:named-expression table:name="SHARED_FORMULA_4_1553_4_1553_2" table:base-cell-address="$Solve.$E$1554" table:expression="IF([.$G1554]=&quot;&quot;;&quot;&quot;;IF([.$G1554]&gt;0;[.$F1553];[.$E1553]))"/>
        <table:named-expression table:name="SHARED_FORMULA_4_1617_4_1617_2" table:base-cell-address="$Solve.$E$1618" table:expression="IF([.$G1618]=&quot;&quot;;&quot;&quot;;IF([.$G1618]&gt;0;[.$F1617];[.$E1617]))"/>
        <table:named-expression table:name="SHARED_FORMULA_4_1681_4_1681_2" table:base-cell-address="$Solve.$E$1682" table:expression="IF([.$G1682]=&quot;&quot;;&quot;&quot;;IF([.$G1682]&gt;0;[.$F1681];[.$E1681]))"/>
        <table:named-expression table:name="SHARED_FORMULA_4_1745_4_1745_2" table:base-cell-address="$Solve.$E$1746" table:expression="IF([.$G1746]=&quot;&quot;;&quot;&quot;;IF([.$G1746]&gt;0;[.$F1745];[.$E1745]))"/>
        <table:named-expression table:name="SHARED_FORMULA_4_17_4_17_2" table:base-cell-address="$Solve.$E$18" table:expression="IF([.$G18]=&quot;&quot;;&quot;&quot;;IF([.$G18]&gt;0;[.$F17];[.$E17]))"/>
        <table:named-expression table:name="SHARED_FORMULA_4_1809_4_1809_2" table:base-cell-address="$Solve.$E$1810" table:expression="IF([.$G1810]=&quot;&quot;;&quot;&quot;;IF([.$G1810]&gt;0;[.$F1809];[.$E1809]))"/>
        <table:named-expression table:name="SHARED_FORMULA_4_1873_4_1873_2" table:base-cell-address="$Solve.$E$1874" table:expression="IF([.$G1874]=&quot;&quot;;&quot;&quot;;IF([.$G1874]&gt;0;[.$F1873];[.$E1873]))"/>
        <table:named-expression table:name="SHARED_FORMULA_4_1937_4_1937_2" table:base-cell-address="$Solve.$E$1938" table:expression="IF([.$G1938]=&quot;&quot;;&quot;&quot;;IF([.$G1938]&gt;0;[.$F1937];[.$E1937]))"/>
        <table:named-expression table:name="SHARED_FORMULA_4_209_4_209_2" table:base-cell-address="$Solve.$E$210" table:expression="IF([.$G210]=&quot;&quot;;&quot;&quot;;IF([.$G210]&gt;0;[.$F209];[.$E209]))"/>
        <table:named-expression table:name="SHARED_FORMULA_4_273_4_273_2" table:base-cell-address="$Solve.$E$274" table:expression="IF([.$G274]=&quot;&quot;;&quot;&quot;;IF([.$G274]&gt;0;[.$F273];[.$E273]))"/>
        <table:named-expression table:name="SHARED_FORMULA_4_337_4_337_2" table:base-cell-address="$Solve.$E$338" table:expression="IF([.$G338]=&quot;&quot;;&quot;&quot;;IF([.$G338]&gt;0;[.$F337];[.$E337]))"/>
        <table:named-expression table:name="SHARED_FORMULA_4_401_4_401_2" table:base-cell-address="$Solve.$E$402" table:expression="IF([.$G402]=&quot;&quot;;&quot;&quot;;IF([.$G402]&gt;0;[.$F401];[.$E401]))"/>
        <table:named-expression table:name="SHARED_FORMULA_4_465_4_465_2" table:base-cell-address="$Solve.$E$466" table:expression="IF([.$G466]=&quot;&quot;;&quot;&quot;;IF([.$G466]&gt;0;[.$F465];[.$E465]))"/>
        <table:named-expression table:name="SHARED_FORMULA_4_529_4_529_2" table:base-cell-address="$Solve.$E$530" table:expression="IF([.$G530]=&quot;&quot;;&quot;&quot;;IF([.$G530]&gt;0;[.$F529];[.$E529]))"/>
        <table:named-expression table:name="SHARED_FORMULA_4_593_4_593_2" table:base-cell-address="$Solve.$E$594" table:expression="IF([.$G594]=&quot;&quot;;&quot;&quot;;IF([.$G594]&gt;0;[.$F593];[.$E593]))"/>
        <table:named-expression table:name="SHARED_FORMULA_4_657_4_657_2" table:base-cell-address="$Solve.$E$658" table:expression="IF([.$G658]=&quot;&quot;;&quot;&quot;;IF([.$G658]&gt;0;[.$F657];[.$E657]))"/>
        <table:named-expression table:name="SHARED_FORMULA_4_721_4_721_2" table:base-cell-address="$Solve.$E$722" table:expression="IF([.$G722]=&quot;&quot;;&quot;&quot;;IF([.$G722]&gt;0;[.$F721];[.$E721]))"/>
        <table:named-expression table:name="SHARED_FORMULA_4_785_4_785_2" table:base-cell-address="$Solve.$E$786" table:expression="IF([.$G786]=&quot;&quot;;&quot;&quot;;IF([.$G786]&gt;0;[.$F785];[.$E785]))"/>
        <table:named-expression table:name="SHARED_FORMULA_4_7_4_7_2" table:base-cell-address="$Solve.$E$8" table:expression="IF([.$G8]=&quot;&quot;;&quot;&quot;;IF([.$G8]&gt;0;[.$F7];[.$E7]))"/>
        <table:named-expression table:name="SHARED_FORMULA_4_81_4_81_2" table:base-cell-address="$Solve.$E$82" table:expression="IF([.$G82]=&quot;&quot;;&quot;&quot;;IF([.$G82]&gt;0;[.$F81];[.$E81]))"/>
        <table:named-expression table:name="SHARED_FORMULA_4_849_4_849_2" table:base-cell-address="$Solve.$E$850" table:expression="IF([.$G850]=&quot;&quot;;&quot;&quot;;IF([.$G850]&gt;0;[.$F849];[.$E849]))"/>
        <table:named-expression table:name="SHARED_FORMULA_4_913_4_913_2" table:base-cell-address="$Solve.$E$914" table:expression="IF([.$G914]=&quot;&quot;;&quot;&quot;;IF([.$G914]&gt;0;[.$F913];[.$E913]))"/>
        <table:named-expression table:name="SHARED_FORMULA_4_977_4_977_2" table:base-cell-address="$Solve.$E$978" table:expression="IF([.$G978]=&quot;&quot;;&quot;&quot;;IF([.$G978]&gt;0;[.$F977];[.$E977]))"/>
        <table:named-expression table:name="SHARED_FORMULA_5_1030_5_1030_2" table:base-cell-address="$Solve.$F$1031" table:expression="IF([.$G1031]=&quot;&quot;;&quot;&quot;;IF([.$B$3]=&quot;R&quot;;[.$E1031]+1;[.$E1031]-1))"/>
        <table:named-expression table:name="SHARED_FORMULA_5_1094_5_1094_2" table:base-cell-address="$Solve.$F$1095" table:expression="IF([.$G1095]=&quot;&quot;;&quot;&quot;;IF([.$B$3]=&quot;R&quot;;[.$E1095]+1;[.$E1095]-1))"/>
        <table:named-expression table:name="SHARED_FORMULA_5_1158_5_1158_2" table:base-cell-address="$Solve.$F$1159" table:expression="IF([.$G1159]=&quot;&quot;;&quot;&quot;;IF([.$B$3]=&quot;R&quot;;[.$E1159]+1;[.$E1159]-1))"/>
        <table:named-expression table:name="SHARED_FORMULA_5_1222_5_1222_2" table:base-cell-address="$Solve.$F$1223" table:expression="IF([.$G1223]=&quot;&quot;;&quot;&quot;;IF([.$B$3]=&quot;R&quot;;[.$E1223]+1;[.$E1223]-1))"/>
        <table:named-expression table:name="SHARED_FORMULA_5_1286_5_1286_2" table:base-cell-address="$Solve.$F$1287" table:expression="IF([.$G1287]=&quot;&quot;;&quot;&quot;;IF([.$B$3]=&quot;R&quot;;[.$E1287]+1;[.$E1287]-1))"/>
        <table:named-expression table:name="SHARED_FORMULA_5_134_5_134_2" table:base-cell-address="$Solve.$F$135" table:expression="IF([.$G135]=&quot;&quot;;&quot;&quot;;IF([.$B$3]=&quot;R&quot;;[.$E135]+1;[.$E135]-1))"/>
        <table:named-expression table:name="SHARED_FORMULA_5_1350_5_1350_2" table:base-cell-address="$Solve.$F$1351" table:expression="IF([.$G1351]=&quot;&quot;;&quot;&quot;;IF([.$B$3]=&quot;R&quot;;[.$E1351]+1;[.$E1351]-1))"/>
        <table:named-expression table:name="SHARED_FORMULA_5_1414_5_1414_2" table:base-cell-address="$Solve.$F$1415" table:expression="IF([.$G1415]=&quot;&quot;;&quot;&quot;;IF([.$B$3]=&quot;R&quot;;[.$E1415]+1;[.$E1415]-1))"/>
        <table:named-expression table:name="SHARED_FORMULA_5_1478_5_1478_2" table:base-cell-address="$Solve.$F$1479" table:expression="IF([.$G1479]=&quot;&quot;;&quot;&quot;;IF([.$B$3]=&quot;R&quot;;[.$E1479]+1;[.$E1479]-1))"/>
        <table:named-expression table:name="SHARED_FORMULA_5_1542_5_1542_2" table:base-cell-address="$Solve.$F$1543" table:expression="IF([.$G1543]=&quot;&quot;;&quot;&quot;;IF([.$B$3]=&quot;R&quot;;[.$E1543]+1;[.$E1543]-1))"/>
        <table:named-expression table:name="SHARED_FORMULA_5_1606_5_1606_2" table:base-cell-address="$Solve.$F$1607" table:expression="IF([.$G1607]=&quot;&quot;;&quot;&quot;;IF([.$B$3]=&quot;R&quot;;[.$E1607]+1;[.$E1607]-1))"/>
        <table:named-expression table:name="SHARED_FORMULA_5_1670_5_1670_2" table:base-cell-address="$Solve.$F$1671" table:expression="IF([.$G1671]=&quot;&quot;;&quot;&quot;;IF([.$B$3]=&quot;R&quot;;[.$E1671]+1;[.$E1671]-1))"/>
        <table:named-expression table:name="SHARED_FORMULA_5_1734_5_1734_2" table:base-cell-address="$Solve.$F$1735" table:expression="IF([.$G1735]=&quot;&quot;;&quot;&quot;;IF([.$B$3]=&quot;R&quot;;[.$E1735]+1;[.$E1735]-1))"/>
        <table:named-expression table:name="SHARED_FORMULA_5_1798_5_1798_2" table:base-cell-address="$Solve.$F$1799" table:expression="IF([.$G1799]=&quot;&quot;;&quot;&quot;;IF([.$B$3]=&quot;R&quot;;[.$E1799]+1;[.$E1799]-1))"/>
        <table:named-expression table:name="SHARED_FORMULA_5_1862_5_1862_2" table:base-cell-address="$Solve.$F$1863" table:expression="IF([.$G1863]=&quot;&quot;;&quot;&quot;;IF([.$B$3]=&quot;R&quot;;[.$E1863]+1;[.$E1863]-1))"/>
        <table:named-expression table:name="SHARED_FORMULA_5_1926_5_1926_2" table:base-cell-address="$Solve.$F$1927" table:expression="IF([.$G1927]=&quot;&quot;;&quot;&quot;;IF([.$B$3]=&quot;R&quot;;[.$E1927]+1;[.$E1927]-1))"/>
        <table:named-expression table:name="SHARED_FORMULA_5_198_5_198_2" table:base-cell-address="$Solve.$F$199" table:expression="IF([.$G199]=&quot;&quot;;&quot;&quot;;IF([.$B$3]=&quot;R&quot;;[.$E199]+1;[.$E199]-1))"/>
        <table:named-expression table:name="SHARED_FORMULA_5_1990_5_1990_2" table:base-cell-address="$Solve.$F$1991" table:expression="IF([.$G1991]=&quot;&quot;;&quot;&quot;;IF([.$B$3]=&quot;R&quot;;[.$E1991]+1;[.$E1991]-1))"/>
        <table:named-expression table:name="SHARED_FORMULA_5_262_5_262_2" table:base-cell-address="$Solve.$F$263" table:expression="IF([.$G263]=&quot;&quot;;&quot;&quot;;IF([.$B$3]=&quot;R&quot;;[.$E263]+1;[.$E263]-1))"/>
        <table:named-expression table:name="SHARED_FORMULA_5_326_5_326_2" table:base-cell-address="$Solve.$F$327" table:expression="IF([.$G327]=&quot;&quot;;&quot;&quot;;IF([.$B$3]=&quot;R&quot;;[.$E327]+1;[.$E327]-1))"/>
        <table:named-expression table:name="SHARED_FORMULA_5_390_5_390_2" table:base-cell-address="$Solve.$F$391" table:expression="IF([.$G391]=&quot;&quot;;&quot;&quot;;IF([.$B$3]=&quot;R&quot;;[.$E391]+1;[.$E391]-1))"/>
        <table:named-expression table:name="SHARED_FORMULA_5_454_5_454_2" table:base-cell-address="$Solve.$F$455" table:expression="IF([.$G455]=&quot;&quot;;&quot;&quot;;IF([.$B$3]=&quot;R&quot;;[.$E455]+1;[.$E455]-1))"/>
        <table:named-expression table:name="SHARED_FORMULA_5_518_5_518_2" table:base-cell-address="$Solve.$F$519" table:expression="IF([.$G519]=&quot;&quot;;&quot;&quot;;IF([.$B$3]=&quot;R&quot;;[.$E519]+1;[.$E519]-1))"/>
        <table:named-expression table:name="SHARED_FORMULA_5_582_5_582_2" table:base-cell-address="$Solve.$F$583" table:expression="IF([.$G583]=&quot;&quot;;&quot;&quot;;IF([.$B$3]=&quot;R&quot;;[.$E583]+1;[.$E583]-1))"/>
        <table:named-expression table:name="SHARED_FORMULA_5_646_5_646_2" table:base-cell-address="$Solve.$F$647" table:expression="IF([.$G647]=&quot;&quot;;&quot;&quot;;IF([.$B$3]=&quot;R&quot;;[.$E647]+1;[.$E647]-1))"/>
        <table:named-expression table:name="SHARED_FORMULA_5_6_5_6_2" table:base-cell-address="$Solve.$F$7" table:expression="IF([.$G7]=&quot;&quot;;&quot;&quot;;IF([.$B$3]=&quot;R&quot;;[.$E7]+1;[.$E7]-1))"/>
        <table:named-expression table:name="SHARED_FORMULA_5_70_5_70_2" table:base-cell-address="$Solve.$F$71" table:expression="IF([.$G71]=&quot;&quot;;&quot;&quot;;IF([.$B$3]=&quot;R&quot;;[.$E71]+1;[.$E71]-1))"/>
        <table:named-expression table:name="SHARED_FORMULA_5_710_5_710_2" table:base-cell-address="$Solve.$F$711" table:expression="IF([.$G711]=&quot;&quot;;&quot;&quot;;IF([.$B$3]=&quot;R&quot;;[.$E711]+1;[.$E711]-1))"/>
        <table:named-expression table:name="SHARED_FORMULA_5_774_5_774_2" table:base-cell-address="$Solve.$F$775" table:expression="IF([.$G775]=&quot;&quot;;&quot;&quot;;IF([.$B$3]=&quot;R&quot;;[.$E775]+1;[.$E775]-1))"/>
        <table:named-expression table:name="SHARED_FORMULA_5_838_5_838_2" table:base-cell-address="$Solve.$F$839" table:expression="IF([.$G839]=&quot;&quot;;&quot;&quot;;IF([.$B$3]=&quot;R&quot;;[.$E839]+1;[.$E839]-1))"/>
        <table:named-expression table:name="SHARED_FORMULA_5_902_5_902_2" table:base-cell-address="$Solve.$F$903" table:expression="IF([.$G903]=&quot;&quot;;&quot;&quot;;IF([.$B$3]=&quot;R&quot;;[.$E903]+1;[.$E903]-1))"/>
        <table:named-expression table:name="SHARED_FORMULA_5_966_5_966_2" table:base-cell-address="$Solve.$F$967" table:expression="IF([.$G967]=&quot;&quot;;&quot;&quot;;IF([.$B$3]=&quot;R&quot;;[.$E967]+1;[.$E967]-1))"/>
        <table:named-expression table:name="SHARED_FORMULA_6_1041_6_1041_2" table:base-cell-address="$Solve.$G$1042" table:expression="IF(OR([.$E1041]=&quot;&quot;;[.$E1041]=[.$B$2]);&quot;&quot;;IF(OR(AND([.$C1042]&lt;=[.$E1041];[.$E1041]&lt;=[.$D1042]);AND([.$C1042]&lt;=[.$F1041];[.$F1041]&lt;=[.$D1042]));0;1))"/>
        <table:named-expression table:name="SHARED_FORMULA_6_1105_6_1105_2" table:base-cell-address="$Solve.$G$1106" table:expression="IF(OR([.$E1105]=&quot;&quot;;[.$E1105]=[.$B$2]);&quot;&quot;;IF(OR(AND([.$C1106]&lt;=[.$E1105];[.$E1105]&lt;=[.$D1106]);AND([.$C1106]&lt;=[.$F1105];[.$F1105]&lt;=[.$D1106]));0;1))"/>
        <table:named-expression table:name="SHARED_FORMULA_6_1169_6_1169_2" table:base-cell-address="$Solve.$G$1170" table:expression="IF(OR([.$E1169]=&quot;&quot;;[.$E1169]=[.$B$2]);&quot;&quot;;IF(OR(AND([.$C1170]&lt;=[.$E1169];[.$E1169]&lt;=[.$D1170]);AND([.$C1170]&lt;=[.$F1169];[.$F1169]&lt;=[.$D1170]));0;1))"/>
        <table:named-expression table:name="SHARED_FORMULA_6_1233_6_1233_2" table:base-cell-address="$Solve.$G$1234" table:expression="IF(OR([.$E1233]=&quot;&quot;;[.$E1233]=[.$B$2]);&quot;&quot;;IF(OR(AND([.$C1234]&lt;=[.$E1233];[.$E1233]&lt;=[.$D1234]);AND([.$C1234]&lt;=[.$F1233];[.$F1233]&lt;=[.$D1234]));0;1))"/>
        <table:named-expression table:name="SHARED_FORMULA_6_1297_6_1297_2" table:base-cell-address="$Solve.$G$1298" table:expression="IF(OR([.$E1297]=&quot;&quot;;[.$E1297]=[.$B$2]);&quot;&quot;;IF(OR(AND([.$C1298]&lt;=[.$E1297];[.$E1297]&lt;=[.$D1298]);AND([.$C1298]&lt;=[.$F1297];[.$F1297]&lt;=[.$D1298]));0;1))"/>
        <table:named-expression table:name="SHARED_FORMULA_6_1361_6_1361_2" table:base-cell-address="$Solve.$G$1362" table:expression="IF(OR([.$E1361]=&quot;&quot;;[.$E1361]=[.$B$2]);&quot;&quot;;IF(OR(AND([.$C1362]&lt;=[.$E1361];[.$E1361]&lt;=[.$D1362]);AND([.$C1362]&lt;=[.$F1361];[.$F1361]&lt;=[.$D1362]));0;1))"/>
        <table:named-expression table:name="SHARED_FORMULA_6_1425_6_1425_2" table:base-cell-address="$Solve.$G$1426" table:expression="IF(OR([.$E1425]=&quot;&quot;;[.$E1425]=[.$B$2]);&quot;&quot;;IF(OR(AND([.$C1426]&lt;=[.$E1425];[.$E1425]&lt;=[.$D1426]);AND([.$C1426]&lt;=[.$F1425];[.$F1425]&lt;=[.$D1426]));0;1))"/>
        <table:named-expression table:name="SHARED_FORMULA_6_145_6_145_2" table:base-cell-address="$Solve.$G$146" table:expression="IF(OR([.$E145]=&quot;&quot;;[.$E145]=[.$B$2]);&quot;&quot;;IF(OR(AND([.$C146]&lt;=[.$E145];[.$E145]&lt;=[.$D146]);AND([.$C146]&lt;=[.$F145];[.$F145]&lt;=[.$D146]));0;1))"/>
        <table:named-expression table:name="SHARED_FORMULA_6_1489_6_1489_2" table:base-cell-address="$Solve.$G$1490" table:expression="IF(OR([.$E1489]=&quot;&quot;;[.$E1489]=[.$B$2]);&quot;&quot;;IF(OR(AND([.$C1490]&lt;=[.$E1489];[.$E1489]&lt;=[.$D1490]);AND([.$C1490]&lt;=[.$F1489];[.$F1489]&lt;=[.$D1490]));0;1))"/>
        <table:named-expression table:name="SHARED_FORMULA_6_1553_6_1553_2" table:base-cell-address="$Solve.$G$1554" table:expression="IF(OR([.$E1553]=&quot;&quot;;[.$E1553]=[.$B$2]);&quot;&quot;;IF(OR(AND([.$C1554]&lt;=[.$E1553];[.$E1553]&lt;=[.$D1554]);AND([.$C1554]&lt;=[.$F1553];[.$F1553]&lt;=[.$D1554]));0;1))"/>
        <table:named-expression table:name="SHARED_FORMULA_6_1617_6_1617_2" table:base-cell-address="$Solve.$G$1618" table:expression="IF(OR([.$E1617]=&quot;&quot;;[.$E1617]=[.$B$2]);&quot;&quot;;IF(OR(AND([.$C1618]&lt;=[.$E1617];[.$E1617]&lt;=[.$D1618]);AND([.$C1618]&lt;=[.$F1617];[.$F1617]&lt;=[.$D1618]));0;1))"/>
        <table:named-expression table:name="SHARED_FORMULA_6_1681_6_1681_2" table:base-cell-address="$Solve.$G$1682" table:expression="IF(OR([.$E1681]=&quot;&quot;;[.$E1681]=[.$B$2]);&quot;&quot;;IF(OR(AND([.$C1682]&lt;=[.$E1681];[.$E1681]&lt;=[.$D1682]);AND([.$C1682]&lt;=[.$F1681];[.$F1681]&lt;=[.$D1682]));0;1))"/>
        <table:named-expression table:name="SHARED_FORMULA_6_1745_6_1745_2" table:base-cell-address="$Solve.$G$1746" table:expression="IF(OR([.$E1745]=&quot;&quot;;[.$E1745]=[.$B$2]);&quot;&quot;;IF(OR(AND([.$C1746]&lt;=[.$E1745];[.$E1745]&lt;=[.$D1746]);AND([.$C1746]&lt;=[.$F1745];[.$F1745]&lt;=[.$D1746]));0;1))"/>
        <table:named-expression table:name="SHARED_FORMULA_6_17_6_17_2" table:base-cell-address="$Solve.$G$18" table:expression="IF(OR([.$E17]=&quot;&quot;;[.$E17]=[.$B$2]);&quot;&quot;;IF(OR(AND([.$C18]&lt;=[.$E17];[.$E17]&lt;=[.$D18]);AND([.$C18]&lt;=[.$F17];[.$F17]&lt;=[.$D18]));0;1))"/>
        <table:named-expression table:name="SHARED_FORMULA_6_1809_6_1809_2" table:base-cell-address="$Solve.$G$1810" table:expression="IF(OR([.$E1809]=&quot;&quot;;[.$E1809]=[.$B$2]);&quot;&quot;;IF(OR(AND([.$C1810]&lt;=[.$E1809];[.$E1809]&lt;=[.$D1810]);AND([.$C1810]&lt;=[.$F1809];[.$F1809]&lt;=[.$D1810]));0;1))"/>
        <table:named-expression table:name="SHARED_FORMULA_6_1873_6_1873_2" table:base-cell-address="$Solve.$G$1874" table:expression="IF(OR([.$E1873]=&quot;&quot;;[.$E1873]=[.$B$2]);&quot;&quot;;IF(OR(AND([.$C1874]&lt;=[.$E1873];[.$E1873]&lt;=[.$D1874]);AND([.$C1874]&lt;=[.$F1873];[.$F1873]&lt;=[.$D1874]));0;1))"/>
        <table:named-expression table:name="SHARED_FORMULA_6_1937_6_1937_2" table:base-cell-address="$Solve.$G$1938" table:expression="IF(OR([.$E1937]=&quot;&quot;;[.$E1937]=[.$B$2]);&quot;&quot;;IF(OR(AND([.$C1938]&lt;=[.$E1937];[.$E1937]&lt;=[.$D1938]);AND([.$C1938]&lt;=[.$F1937];[.$F1937]&lt;=[.$D1938]));0;1))"/>
        <table:named-expression table:name="SHARED_FORMULA_6_209_6_209_2" table:base-cell-address="$Solve.$G$210" table:expression="IF(OR([.$E209]=&quot;&quot;;[.$E209]=[.$B$2]);&quot;&quot;;IF(OR(AND([.$C210]&lt;=[.$E209];[.$E209]&lt;=[.$D210]);AND([.$C210]&lt;=[.$F209];[.$F209]&lt;=[.$D210]));0;1))"/>
        <table:named-expression table:name="SHARED_FORMULA_6_273_6_273_2" table:base-cell-address="$Solve.$G$274" table:expression="IF(OR([.$E273]=&quot;&quot;;[.$E273]=[.$B$2]);&quot;&quot;;IF(OR(AND([.$C274]&lt;=[.$E273];[.$E273]&lt;=[.$D274]);AND([.$C274]&lt;=[.$F273];[.$F273]&lt;=[.$D274]));0;1))"/>
        <table:named-expression table:name="SHARED_FORMULA_6_337_6_337_2" table:base-cell-address="$Solve.$G$338" table:expression="IF(OR([.$E337]=&quot;&quot;;[.$E337]=[.$B$2]);&quot;&quot;;IF(OR(AND([.$C338]&lt;=[.$E337];[.$E337]&lt;=[.$D338]);AND([.$C338]&lt;=[.$F337];[.$F337]&lt;=[.$D338]));0;1))"/>
        <table:named-expression table:name="SHARED_FORMULA_6_401_6_401_2" table:base-cell-address="$Solve.$G$402" table:expression="IF(OR([.$E401]=&quot;&quot;;[.$E401]=[.$B$2]);&quot;&quot;;IF(OR(AND([.$C402]&lt;=[.$E401];[.$E401]&lt;=[.$D402]);AND([.$C402]&lt;=[.$F401];[.$F401]&lt;=[.$D402]));0;1))"/>
        <table:named-expression table:name="SHARED_FORMULA_6_465_6_465_2" table:base-cell-address="$Solve.$G$466" table:expression="IF(OR([.$E465]=&quot;&quot;;[.$E465]=[.$B$2]);&quot;&quot;;IF(OR(AND([.$C466]&lt;=[.$E465];[.$E465]&lt;=[.$D466]);AND([.$C466]&lt;=[.$F465];[.$F465]&lt;=[.$D466]));0;1))"/>
        <table:named-expression table:name="SHARED_FORMULA_6_529_6_529_2" table:base-cell-address="$Solve.$G$530" table:expression="IF(OR([.$E529]=&quot;&quot;;[.$E529]=[.$B$2]);&quot;&quot;;IF(OR(AND([.$C530]&lt;=[.$E529];[.$E529]&lt;=[.$D530]);AND([.$C530]&lt;=[.$F529];[.$F529]&lt;=[.$D530]));0;1))"/>
        <table:named-expression table:name="SHARED_FORMULA_6_593_6_593_2" table:base-cell-address="$Solve.$G$594" table:expression="IF(OR([.$E593]=&quot;&quot;;[.$E593]=[.$B$2]);&quot;&quot;;IF(OR(AND([.$C594]&lt;=[.$E593];[.$E593]&lt;=[.$D594]);AND([.$C594]&lt;=[.$F593];[.$F593]&lt;=[.$D594]));0;1))"/>
        <table:named-expression table:name="SHARED_FORMULA_6_657_6_657_2" table:base-cell-address="$Solve.$G$658" table:expression="IF(OR([.$E657]=&quot;&quot;;[.$E657]=[.$B$2]);&quot;&quot;;IF(OR(AND([.$C658]&lt;=[.$E657];[.$E657]&lt;=[.$D658]);AND([.$C658]&lt;=[.$F657];[.$F657]&lt;=[.$D658]));0;1))"/>
        <table:named-expression table:name="SHARED_FORMULA_6_721_6_721_2" table:base-cell-address="$Solve.$G$722" table:expression="IF(OR([.$E721]=&quot;&quot;;[.$E721]=[.$B$2]);&quot;&quot;;IF(OR(AND([.$C722]&lt;=[.$E721];[.$E721]&lt;=[.$D722]);AND([.$C722]&lt;=[.$F721];[.$F721]&lt;=[.$D722]));0;1))"/>
        <table:named-expression table:name="SHARED_FORMULA_6_785_6_785_2" table:base-cell-address="$Solve.$G$786" table:expression="IF(OR([.$E785]=&quot;&quot;;[.$E785]=[.$B$2]);&quot;&quot;;IF(OR(AND([.$C786]&lt;=[.$E785];[.$E785]&lt;=[.$D786]);AND([.$C786]&lt;=[.$F785];[.$F785]&lt;=[.$D786]));0;1))"/>
        <table:named-expression table:name="SHARED_FORMULA_6_7_6_7_2" table:base-cell-address="$Solve.$G$8" table:expression="IF(OR([.$E7]=&quot;&quot;;[.$E7]=[.$B$2]);&quot;&quot;;IF(OR(AND([.$C8]&lt;=[.$E7];[.$E7]&lt;=[.$D8]);AND([.$C8]&lt;=[.$F7];[.$F7]&lt;=[.$D8]));0;1))"/>
        <table:named-expression table:name="SHARED_FORMULA_6_81_6_81_2" table:base-cell-address="$Solve.$G$82" table:expression="IF(OR([.$E81]=&quot;&quot;;[.$E81]=[.$B$2]);&quot;&quot;;IF(OR(AND([.$C82]&lt;=[.$E81];[.$E81]&lt;=[.$D82]);AND([.$C82]&lt;=[.$F81];[.$F81]&lt;=[.$D82]));0;1))"/>
        <table:named-expression table:name="SHARED_FORMULA_6_849_6_849_2" table:base-cell-address="$Solve.$G$850" table:expression="IF(OR([.$E849]=&quot;&quot;;[.$E849]=[.$B$2]);&quot;&quot;;IF(OR(AND([.$C850]&lt;=[.$E849];[.$E849]&lt;=[.$D850]);AND([.$C850]&lt;=[.$F849];[.$F849]&lt;=[.$D850]));0;1))"/>
        <table:named-expression table:name="SHARED_FORMULA_6_913_6_913_2" table:base-cell-address="$Solve.$G$914" table:expression="IF(OR([.$E913]=&quot;&quot;;[.$E913]=[.$B$2]);&quot;&quot;;IF(OR(AND([.$C914]&lt;=[.$E913];[.$E913]&lt;=[.$D914]);AND([.$C914]&lt;=[.$F913];[.$F913]&lt;=[.$D914]));0;1))"/>
        <table:named-expression table:name="SHARED_FORMULA_6_977_6_977_2" table:base-cell-address="$Solve.$G$978" table:expression="IF(OR([.$E977]=&quot;&quot;;[.$E977]=[.$B$2]);&quot;&quot;;IF(OR(AND([.$C978]&lt;=[.$E977];[.$E977]&lt;=[.$D978]);AND([.$C978]&lt;=[.$F977];[.$F977]&lt;=[.$D978]));0;1))"/>
        <table:named-expression table:name="SHARED_FORMULA_7_1030_7_1030_2" table:base-cell-address="$Solve.$H$1031" table:expression="IF([.$G1031]=&quot;&quot;;&quot;&quot;;IF([.$G1031]&gt;0;[.$B$3];&quot;X&quot;))"/>
        <table:named-expression table:name="SHARED_FORMULA_7_1094_7_1094_2" table:base-cell-address="$Solve.$H$1095" table:expression="IF([.$G1095]=&quot;&quot;;&quot;&quot;;IF([.$G1095]&gt;0;[.$B$3];&quot;X&quot;))"/>
        <table:named-expression table:name="SHARED_FORMULA_7_1158_7_1158_2" table:base-cell-address="$Solve.$H$1159" table:expression="IF([.$G1159]=&quot;&quot;;&quot;&quot;;IF([.$G1159]&gt;0;[.$B$3];&quot;X&quot;))"/>
        <table:named-expression table:name="SHARED_FORMULA_7_1222_7_1222_2" table:base-cell-address="$Solve.$H$1223" table:expression="IF([.$G1223]=&quot;&quot;;&quot;&quot;;IF([.$G1223]&gt;0;[.$B$3];&quot;X&quot;))"/>
        <table:named-expression table:name="SHARED_FORMULA_7_1286_7_1286_2" table:base-cell-address="$Solve.$H$1287" table:expression="IF([.$G1287]=&quot;&quot;;&quot;&quot;;IF([.$G1287]&gt;0;[.$B$3];&quot;X&quot;))"/>
        <table:named-expression table:name="SHARED_FORMULA_7_134_7_134_2" table:base-cell-address="$Solve.$H$135" table:expression="IF([.$G135]=&quot;&quot;;&quot;&quot;;IF([.$G135]&gt;0;[.$B$3];&quot;X&quot;))"/>
        <table:named-expression table:name="SHARED_FORMULA_7_1350_7_1350_2" table:base-cell-address="$Solve.$H$1351" table:expression="IF([.$G1351]=&quot;&quot;;&quot;&quot;;IF([.$G1351]&gt;0;[.$B$3];&quot;X&quot;))"/>
        <table:named-expression table:name="SHARED_FORMULA_7_1414_7_1414_2" table:base-cell-address="$Solve.$H$1415" table:expression="IF([.$G1415]=&quot;&quot;;&quot;&quot;;IF([.$G1415]&gt;0;[.$B$3];&quot;X&quot;))"/>
        <table:named-expression table:name="SHARED_FORMULA_7_1478_7_1478_2" table:base-cell-address="$Solve.$H$1479" table:expression="IF([.$G1479]=&quot;&quot;;&quot;&quot;;IF([.$G1479]&gt;0;[.$B$3];&quot;X&quot;))"/>
        <table:named-expression table:name="SHARED_FORMULA_7_1542_7_1542_2" table:base-cell-address="$Solve.$H$1543" table:expression="IF([.$G1543]=&quot;&quot;;&quot;&quot;;IF([.$G1543]&gt;0;[.$B$3];&quot;X&quot;))"/>
        <table:named-expression table:name="SHARED_FORMULA_7_1606_7_1606_2" table:base-cell-address="$Solve.$H$1607" table:expression="IF([.$G1607]=&quot;&quot;;&quot;&quot;;IF([.$G1607]&gt;0;[.$B$3];&quot;X&quot;))"/>
        <table:named-expression table:name="SHARED_FORMULA_7_1670_7_1670_2" table:base-cell-address="$Solve.$H$1671" table:expression="IF([.$G1671]=&quot;&quot;;&quot;&quot;;IF([.$G1671]&gt;0;[.$B$3];&quot;X&quot;))"/>
        <table:named-expression table:name="SHARED_FORMULA_7_1734_7_1734_2" table:base-cell-address="$Solve.$H$1735" table:expression="IF([.$G1735]=&quot;&quot;;&quot;&quot;;IF([.$G1735]&gt;0;[.$B$3];&quot;X&quot;))"/>
        <table:named-expression table:name="SHARED_FORMULA_7_1798_7_1798_2" table:base-cell-address="$Solve.$H$1799" table:expression="IF([.$G1799]=&quot;&quot;;&quot;&quot;;IF([.$G1799]&gt;0;[.$B$3];&quot;X&quot;))"/>
        <table:named-expression table:name="SHARED_FORMULA_7_1862_7_1862_2" table:base-cell-address="$Solve.$H$1863" table:expression="IF([.$G1863]=&quot;&quot;;&quot;&quot;;IF([.$G1863]&gt;0;[.$B$3];&quot;X&quot;))"/>
        <table:named-expression table:name="SHARED_FORMULA_7_1926_7_1926_2" table:base-cell-address="$Solve.$H$1927" table:expression="IF([.$G1927]=&quot;&quot;;&quot;&quot;;IF([.$G1927]&gt;0;[.$B$3];&quot;X&quot;))"/>
        <table:named-expression table:name="SHARED_FORMULA_7_198_7_198_2" table:base-cell-address="$Solve.$H$199" table:expression="IF([.$G199]=&quot;&quot;;&quot;&quot;;IF([.$G199]&gt;0;[.$B$3];&quot;X&quot;))"/>
        <table:named-expression table:name="SHARED_FORMULA_7_1990_7_1990_2" table:base-cell-address="$Solve.$H$1991" table:expression="IF([.$G1991]=&quot;&quot;;&quot;&quot;;IF([.$G1991]&gt;0;[.$B$3];&quot;X&quot;))"/>
        <table:named-expression table:name="SHARED_FORMULA_7_262_7_262_2" table:base-cell-address="$Solve.$H$263" table:expression="IF([.$G263]=&quot;&quot;;&quot;&quot;;IF([.$G263]&gt;0;[.$B$3];&quot;X&quot;))"/>
        <table:named-expression table:name="SHARED_FORMULA_7_326_7_326_2" table:base-cell-address="$Solve.$H$327" table:expression="IF([.$G327]=&quot;&quot;;&quot;&quot;;IF([.$G327]&gt;0;[.$B$3];&quot;X&quot;))"/>
        <table:named-expression table:name="SHARED_FORMULA_7_390_7_390_2" table:base-cell-address="$Solve.$H$391" table:expression="IF([.$G391]=&quot;&quot;;&quot;&quot;;IF([.$G391]&gt;0;[.$B$3];&quot;X&quot;))"/>
        <table:named-expression table:name="SHARED_FORMULA_7_454_7_454_2" table:base-cell-address="$Solve.$H$455" table:expression="IF([.$G455]=&quot;&quot;;&quot;&quot;;IF([.$G455]&gt;0;[.$B$3];&quot;X&quot;))"/>
        <table:named-expression table:name="SHARED_FORMULA_7_518_7_518_2" table:base-cell-address="$Solve.$H$519" table:expression="IF([.$G519]=&quot;&quot;;&quot;&quot;;IF([.$G519]&gt;0;[.$B$3];&quot;X&quot;))"/>
        <table:named-expression table:name="SHARED_FORMULA_7_582_7_582_2" table:base-cell-address="$Solve.$H$583" table:expression="IF([.$G583]=&quot;&quot;;&quot;&quot;;IF([.$G583]&gt;0;[.$B$3];&quot;X&quot;))"/>
        <table:named-expression table:name="SHARED_FORMULA_7_646_7_646_2" table:base-cell-address="$Solve.$H$647" table:expression="IF([.$G647]=&quot;&quot;;&quot;&quot;;IF([.$G647]&gt;0;[.$B$3];&quot;X&quot;))"/>
        <table:named-expression table:name="SHARED_FORMULA_7_6_7_6_2" table:base-cell-address="$Solve.$H$7" table:expression="IF([.$G7]=&quot;&quot;;&quot;&quot;;IF([.$G7]&gt;0;[.$B$3];&quot;X&quot;))"/>
        <table:named-expression table:name="SHARED_FORMULA_7_70_7_70_2" table:base-cell-address="$Solve.$H$71" table:expression="IF([.$G71]=&quot;&quot;;&quot;&quot;;IF([.$G71]&gt;0;[.$B$3];&quot;X&quot;))"/>
        <table:named-expression table:name="SHARED_FORMULA_7_710_7_710_2" table:base-cell-address="$Solve.$H$711" table:expression="IF([.$G711]=&quot;&quot;;&quot;&quot;;IF([.$G711]&gt;0;[.$B$3];&quot;X&quot;))"/>
        <table:named-expression table:name="SHARED_FORMULA_7_774_7_774_2" table:base-cell-address="$Solve.$H$775" table:expression="IF([.$G775]=&quot;&quot;;&quot;&quot;;IF([.$G775]&gt;0;[.$B$3];&quot;X&quot;))"/>
        <table:named-expression table:name="SHARED_FORMULA_7_838_7_838_2" table:base-cell-address="$Solve.$H$839" table:expression="IF([.$G839]=&quot;&quot;;&quot;&quot;;IF([.$G839]&gt;0;[.$B$3];&quot;X&quot;))"/>
        <table:named-expression table:name="SHARED_FORMULA_7_902_7_902_2" table:base-cell-address="$Solve.$H$903" table:expression="IF([.$G903]=&quot;&quot;;&quot;&quot;;IF([.$G903]&gt;0;[.$B$3];&quot;X&quot;))"/>
        <table:named-expression table:name="SHARED_FORMULA_7_966_7_966_2" table:base-cell-address="$Solve.$H$967" table:expression="IF([.$G967]=&quot;&quot;;&quot;&quot;;IF([.$G967]&gt;0;[.$B$3];&quot;X&quot;))"/>
        <table:named-expression table:name="SHARED_FORMULA_8_1041_8_1041_2" table:base-cell-address="$Solve.$I$1042" table:expression="[.$I1041]&amp;[.$H1042]"/>
        <table:named-expression table:name="SHARED_FORMULA_8_1105_8_1105_2" table:base-cell-address="$Solve.$I$1106" table:expression="[.$I1105]&amp;[.$H1106]"/>
        <table:named-expression table:name="SHARED_FORMULA_8_1169_8_1169_2" table:base-cell-address="$Solve.$I$1170" table:expression="[.$I1169]&amp;[.$H1170]"/>
        <table:named-expression table:name="SHARED_FORMULA_8_1233_8_1233_2" table:base-cell-address="$Solve.$I$1234" table:expression="[.$I1233]&amp;[.$H1234]"/>
        <table:named-expression table:name="SHARED_FORMULA_8_1297_8_1297_2" table:base-cell-address="$Solve.$I$1298" table:expression="[.$I1297]&amp;[.$H1298]"/>
        <table:named-expression table:name="SHARED_FORMULA_8_1361_8_1361_2" table:base-cell-address="$Solve.$I$1362" table:expression="[.$I1361]&amp;[.$H1362]"/>
        <table:named-expression table:name="SHARED_FORMULA_8_1425_8_1425_2" table:base-cell-address="$Solve.$I$1426" table:expression="[.$I1425]&amp;[.$H1426]"/>
        <table:named-expression table:name="SHARED_FORMULA_8_145_8_145_2" table:base-cell-address="$Solve.$I$146" table:expression="[.$I145]&amp;[.$H146]"/>
        <table:named-expression table:name="SHARED_FORMULA_8_1489_8_1489_2" table:base-cell-address="$Solve.$I$1490" table:expression="[.$I1489]&amp;[.$H1490]"/>
        <table:named-expression table:name="SHARED_FORMULA_8_1553_8_1553_2" table:base-cell-address="$Solve.$I$1554" table:expression="[.$I1553]&amp;[.$H1554]"/>
        <table:named-expression table:name="SHARED_FORMULA_8_1617_8_1617_2" table:base-cell-address="$Solve.$I$1618" table:expression="[.$I1617]&amp;[.$H1618]"/>
        <table:named-expression table:name="SHARED_FORMULA_8_1681_8_1681_2" table:base-cell-address="$Solve.$I$1682" table:expression="[.$I1681]&amp;[.$H1682]"/>
        <table:named-expression table:name="SHARED_FORMULA_8_1745_8_1745_2" table:base-cell-address="$Solve.$I$1746" table:expression="[.$I1745]&amp;[.$H1746]"/>
        <table:named-expression table:name="SHARED_FORMULA_8_17_8_17_2" table:base-cell-address="$Solve.$I$18" table:expression="[.$I17]&amp;[.$H18]"/>
        <table:named-expression table:name="SHARED_FORMULA_8_1809_8_1809_2" table:base-cell-address="$Solve.$I$1810" table:expression="[.$I1809]&amp;[.$H1810]"/>
        <table:named-expression table:name="SHARED_FORMULA_8_1873_8_1873_2" table:base-cell-address="$Solve.$I$1874" table:expression="[.$I1873]&amp;[.$H1874]"/>
        <table:named-expression table:name="SHARED_FORMULA_8_1937_8_1937_2" table:base-cell-address="$Solve.$I$1938" table:expression="[.$I1937]&amp;[.$H1938]"/>
        <table:named-expression table:name="SHARED_FORMULA_8_209_8_209_2" table:base-cell-address="$Solve.$I$210" table:expression="[.$I209]&amp;[.$H210]"/>
        <table:named-expression table:name="SHARED_FORMULA_8_273_8_273_2" table:base-cell-address="$Solve.$I$274" table:expression="[.$I273]&amp;[.$H274]"/>
        <table:named-expression table:name="SHARED_FORMULA_8_337_8_337_2" table:base-cell-address="$Solve.$I$338" table:expression="[.$I337]&amp;[.$H338]"/>
        <table:named-expression table:name="SHARED_FORMULA_8_401_8_401_2" table:base-cell-address="$Solve.$I$402" table:expression="[.$I401]&amp;[.$H402]"/>
        <table:named-expression table:name="SHARED_FORMULA_8_465_8_465_2" table:base-cell-address="$Solve.$I$466" table:expression="[.$I465]&amp;[.$H466]"/>
        <table:named-expression table:name="SHARED_FORMULA_8_529_8_529_2" table:base-cell-address="$Solve.$I$530" table:expression="[.$I529]&amp;[.$H530]"/>
        <table:named-expression table:name="SHARED_FORMULA_8_593_8_593_2" table:base-cell-address="$Solve.$I$594" table:expression="[.$I593]&amp;[.$H594]"/>
        <table:named-expression table:name="SHARED_FORMULA_8_657_8_657_2" table:base-cell-address="$Solve.$I$658" table:expression="[.$I657]&amp;[.$H658]"/>
        <table:named-expression table:name="SHARED_FORMULA_8_721_8_721_2" table:base-cell-address="$Solve.$I$722" table:expression="[.$I721]&amp;[.$H722]"/>
        <table:named-expression table:name="SHARED_FORMULA_8_785_8_785_2" table:base-cell-address="$Solve.$I$786" table:expression="[.$I785]&amp;[.$H786]"/>
        <table:named-expression table:name="SHARED_FORMULA_8_7_8_7_2" table:base-cell-address="$Solve.$I$8" table:expression="[.$I7]&amp;[.$H8]"/>
        <table:named-expression table:name="SHARED_FORMULA_8_81_8_81_2" table:base-cell-address="$Solve.$I$82" table:expression="[.$I81]&amp;[.$H82]"/>
        <table:named-expression table:name="SHARED_FORMULA_8_849_8_849_2" table:base-cell-address="$Solve.$I$850" table:expression="[.$I849]&amp;[.$H850]"/>
        <table:named-expression table:name="SHARED_FORMULA_8_913_8_913_2" table:base-cell-address="$Solve.$I$914" table:expression="[.$I913]&amp;[.$H914]"/>
        <table:named-expression table:name="SHARED_FORMULA_8_977_8_977_2" table:base-cell-address="$Solve.$I$978" table:expression="[.$I977]&amp;[.$H97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₽</number:text>
    </number:number-style>
    <number:number-style style:name="N110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₽</number:text>
    </number:number-style>
    <number:number-style style:name="N113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₽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2" style:volatile="true">
      <loext:text> </loext:text>
      <loext:fill-character> </loext:fill-character>
      <number:text>- ₽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5P0"/>
    </number:currency-style>
    <style:style style:name="Default" style:family="table-cell">
      <style:table-cell-properties fo:padding="0.71mm" style:rotation-align="none"/>
      <style:text-properties style:font-name="Arial Cyr" fo:font-family="'Arial Cyr'" style:font-name-asian="Microsoft YaHei" style:font-family-asian="'Microsoft YaHei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 style:data-style-name="N2" text:time-value="21:17:11.61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ve" style:display-name="PageStyle_Sol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01" style:display-name="PageStyle_Input.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02" style:display-name="PageStyle_Input.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03" style:display-name="PageStyle_Input.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04" style:display-name="PageStyle_Input.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05" style:display-name="PageStyle_Input.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07" style:display-name="PageStyle_Input.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06" style:display-name="PageStyle_Input.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08" style:display-name="PageStyle_Input.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09" style:display-name="PageStyle_Input.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.10" style:display-name="PageStyle_Input.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swers" style:display-name="PageStyle_Answ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ok</meta:initial-creator>
    <meta:creation-date>2017-03-21T19:12:12</meta:creation-date>
    <dc:date>2017-03-25T22:12:21.719000000</dc:date>
    <meta:generator>LibreOffice/5.0.1.2$Windows_X86_64 LibreOffice_project/81898c9f5c0d43f3473ba111d7b351050be20261</meta:generator>
    <meta:editing-duration>PT55M9S</meta:editing-duration>
    <meta:editing-cycles>3</meta:editing-cycles>
    <meta:document-statistic meta:table-count="14" meta:cell-count="7240" meta:object-count="0"/>
  </office:meta>
</office:document-meta>
</file>